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HelveticaNeue" svg:font-family="HelveticaNeue"/>
    <style:font-face style:name="Liberation Sans" svg:font-family="'Liberation Sans'" style:font-family-generic="swiss" style:font-pitch="variable"/>
    <style:font-face style:name="PingFang SC" svg:font-family="'PingFang SC'" style:font-family-generic="system" style:font-pitch="variable"/>
    <style:font-face style:name="Times-Roman" svg:font-family="Times-Roman"/>
  </office:font-face-decls>
  <office:automatic-styles>
    <style:style style:name="co1" style:family="table-column">
      <style:table-column-properties fo:break-before="auto" style:column-width="4.598cm"/>
    </style:style>
    <style:style style:name="co2" style:family="table-column">
      <style:table-column-properties fo:break-before="auto" style:column-width="6.212cm"/>
    </style:style>
    <style:style style:name="co3" style:family="table-column">
      <style:table-column-properties fo:break-before="auto" style:column-width="8.08cm"/>
    </style:style>
    <style:style style:name="co4" style:family="table-column">
      <style:table-column-properties fo:break-before="auto" style:column-width="6.876cm"/>
    </style:style>
    <style:style style:name="co5" style:family="table-column">
      <style:table-column-properties fo:break-before="auto" style:column-width="3.734cm"/>
    </style:style>
    <style:style style:name="co6" style:family="table-column">
      <style:table-column-properties fo:break-before="auto" style:column-width="6.696cm"/>
    </style:style>
    <style:style style:name="co7" style:family="table-column">
      <style:table-column-properties fo:break-before="auto" style:column-width="8.648cm"/>
    </style:style>
    <style:style style:name="co8" style:family="table-column">
      <style:table-column-properties fo:break-before="auto" style:column-width="7.876cm"/>
    </style:style>
    <style:style style:name="co9" style:family="table-column">
      <style:table-column-properties fo:break-before="auto" style:column-width="21.525cm"/>
    </style:style>
    <style:style style:name="co10" style:family="table-column">
      <style:table-column-properties fo:break-before="auto" style:column-width="2.258cm"/>
    </style:style>
    <style:style style:name="ro1" style:family="table-row">
      <style:table-row-properties style:row-height="0.706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dc0bf" fo:padding="0.141cm" style:vertical-align="top"/>
      <style:text-properties fo:color="#000000" style:font-name="HelveticaNeue" fo:font-size="10pt" fo:font-weight="bold" style:font-name-asian="HelveticaNeue" style:font-size-asian="10pt" style:font-weight-asian="bold" style:font-name-complex="HelveticaNeue" style:font-size-complex="10pt" style:font-weight-complex="bold"/>
    </style:style>
    <style:style style:name="Sheet0_cell1" style:family="table-cell" style:parent-style-name="Default">
      <style:table-cell-properties fo:background-color="#dcdcdc" fo:padding="0.141cm" style:vertical-align="top"/>
      <style:text-properties fo:color="#000000" style:font-name="HelveticaNeue" fo:font-size="10pt" fo:font-weight="bold" style:font-name-asian="HelveticaNeue" style:font-size-asian="10pt" style:font-weight-asian="bold" style:font-name-complex="HelveticaNeue" style:font-size-complex="10pt" style:font-weight-complex="bold"/>
    </style:style>
    <style:style style:name="Sheet0_cell7" style:family="table-cell" style:parent-style-name="Default">
      <style:table-cell-properties fo:background-color="#fead00" fo:padding="0.141cm" style:vertical-align="top"/>
      <style:text-properties fo:color="#000000" style:font-name="HelveticaNeue" fo:font-size="10pt" fo:font-weight="bold" style:font-name-asian="HelveticaNeue" style:font-size-asian="10pt" style:font-weight-asian="bold" style:font-name-complex="HelveticaNeue" style:font-size-complex="10pt" style:font-weight-complex="bold"/>
    </style:style>
    <style:style style:name="Sheet0_cell9" style:family="table-cell" style:parent-style-name="Default">
      <style:table-cell-properties fo:background-color="#ff94ca" fo:padding="0.141cm" style:vertical-align="top"/>
      <style:text-properties fo:color="#000000" style:font-name="HelveticaNeue" fo:font-size="10pt" fo:font-weight="bold" style:font-name-asian="HelveticaNeue" style:font-size-asian="10pt" style:font-weight-asian="bold" style:font-name-complex="HelveticaNeue" style:font-size-complex="10pt" style:font-weight-complex="bold"/>
    </style:style>
    <style:style style:name="Sheet0_cell10" style:family="table-cell" style:parent-style-name="Default">
      <style:table-cell-properties fo:background-color="#ff634d" fo:padding="0.141cm" style:vertical-align="top"/>
      <style:text-properties fo:color="#000000" style:font-name="HelveticaNeue" fo:font-size="10pt" fo:font-weight="bold" style:font-name-asian="HelveticaNeue" style:font-size-asian="10pt" style:font-weight-asian="bold" style:font-name-complex="HelveticaNeue" style:font-size-complex="10pt" style:font-weight-complex="bold"/>
    </style:style>
    <style:style style:name="Sheet0_cell2" style:family="table-cell" style:parent-style-name="Default">
      <style:table-cell-properties fo:padding="0.141cm" style:vertical-align="top"/>
      <style:text-properties fo:color="#000000" style:font-name="HelveticaNeue" fo:font-size="10pt" style:font-name-asian="HelveticaNeue" style:font-size-asian="10pt" style:font-name-complex="HelveticaNeue" style:font-size-complex="10pt"/>
    </style:style>
    <style:style style:name="Sheet0_cell8" style:family="table-cell" style:parent-style-name="Default">
      <style:table-cell-properties fo:background-color="#fead00" fo:padding="0.141cm" style:vertical-align="top"/>
      <style:text-properties fo:color="#000000" style:font-name="HelveticaNeue" fo:font-size="10pt" style:font-name-asian="HelveticaNeue" style:font-size-asian="10pt" style:font-name-complex="HelveticaNeue" style:font-size-complex="10pt"/>
    </style:style>
    <style:style style:name="Sheet0_cell4" style:family="table-cell" style:parent-style-name="Default">
      <style:table-cell-properties fo:background-color="#ff94ca" fo:padding="0.141cm" style:vertical-align="top"/>
      <style:text-properties fo:color="#000000" style:font-name="HelveticaNeue" fo:font-size="10pt" style:font-name-asian="HelveticaNeue" style:font-size-asian="10pt" style:font-name-complex="HelveticaNeue" style:font-size-complex="10pt"/>
    </style:style>
    <style:style style:name="Sheet0_cell6" style:family="table-cell" style:parent-style-name="Default">
      <style:table-cell-properties fo:background-color="#ff968d" fo:padding="0.141cm" style:vertical-align="top"/>
      <style:text-properties fo:color="#000000" style:font-name="HelveticaNeue" fo:font-size="10pt" style:font-name-asian="HelveticaNeue" style:font-size-asian="10pt" style:font-name-complex="HelveticaNeue" style:font-size-complex="10pt"/>
    </style:style>
    <style:style style:name="Sheet0_cell3" style:family="table-cell" style:parent-style-name="Default">
      <style:table-cell-properties fo:background-color="#ffd931" fo:padding="0.141cm" style:vertical-align="top"/>
      <style:text-properties fo:color="#000000" style:font-name="HelveticaNeue" fo:font-size="10pt" style:font-name-asian="HelveticaNeue" style:font-size-asian="10pt" style:font-name-complex="HelveticaNeue" style:font-size-complex="10pt"/>
    </style:style>
    <style:style style:name="Sheet0_cell5" style:family="table-cell" style:parent-style-name="Default">
      <style:table-cell-properties fo:padding="0.141cm" style:vertical-align="top"/>
      <style:text-properties fo:color="#1cb100" style:font-name="HelveticaNeue" fo:font-size="10pt" style:font-name-asian="HelveticaNeue" style:font-size-asian="10pt" style:font-name-complex="HelveticaNeue" style:font-size-complex="10pt"/>
    </style:style>
    <style:style style:name="T1" style:family="text">
      <style:text-properties fo:color="#000000" style:font-name="HelveticaNeue" fo:font-size="10pt" fo:font-weight="bold" fo:letter-spacing="normal" style:font-name-asian="HelveticaNeue" style:font-name-complex="HelveticaNeue" style:font-size-asian="10pt" style:font-size-complex="10pt" style:font-weight-asian="bold" style:font-weight-complex="bold"/>
    </style:style>
    <style:style style:name="T2" style:family="text">
      <style:text-properties fo:color="#000000" style:font-name="HelveticaNeue" fo:font-size="10pt" fo:letter-spacing="normal" style:font-name-asian="HelveticaNeue" style:font-name-complex="HelveticaNeue" style:font-size-asian="10pt" style:font-size-complex="10pt"/>
    </style:style>
    <style:style style:name="T3" style:family="text">
      <style:text-properties fo:color="#000000" style:font-name="HelveticaNeue" fo:font-size="10pt" fo:font-weight="bold" fo:letter-spacing="normal" style:font-name-asian="HelveticaNeue" style:font-name-complex="HelveticaNeue" style:font-size-asian="10pt" style:font-size-complex="10pt" style:font-weight-asian="bold" style:font-weight-complex="bold" fo:language="fr" fo:country="FR"/>
    </style:style>
    <style:style style:name="T4" style:family="text">
      <style:text-properties fo:color="#000000" style:font-name="Times-Roman" fo:font-size="12pt" fo:letter-spacing="normal" style:font-name-asian="Times-Roman" style:font-name-complex="Times-Roman" style:font-size-asian="12pt" style:font-size-complex="12pt"/>
    </style:style>
    <style:style style:name="T5" style:family="text">
      <style:text-properties style:font-name="Times-Roman" fo:letter-spacing="normal" style:font-name-asian="Times-Roman" style:font-name-complex="Times-Roman" fo:color="#0000ee" fo:font-size="10pt" style:text-underline-style="solid" style:text-underline-width="auto" style:text-underline-color="font-color" style:text-position="super 58%" style:font-size-asian="10pt" style:font-size-complex="10pt"/>
    </style:style>
    <style:style style:name="T6" style:family="text">
      <style:text-properties style:font-name="Times-Roman" fo:letter-spacing="normal" style:font-name-asian="Times-Roman" style:font-name-complex="Times-Roman" fo:color="#000000" fo:font-size="12pt" style:font-size-asian="12pt" style:font-size-complex="12pt"/>
    </style:style>
    <style:style style:name="T7" style:family="text">
      <style:text-properties fo:color="#1cb100" style:font-name="HelveticaNeue" fo:font-size="10pt" fo:letter-spacing="normal" style:font-name-asian="HelveticaNeue" style:font-name-complex="HelveticaNeue" style:font-size-asian="10pt" style:font-size-complex="10pt"/>
    </style:style>
    <style:style style:name="T8" style:family="text">
      <style:text-properties fo:color="#202020" style:font-name="HelveticaNeue" fo:font-size="10pt" fo:letter-spacing="normal" style:font-name-asian="HelveticaNeue" style:font-name-complex="HelveticaNeue" style:font-size-asian="10pt" style:font-size-complex="10pt"/>
    </style:style>
    <style:style style:name="T9" style:family="text">
      <style:text-properties fo:color="#000000" style:font-name="HelveticaNeue" fo:font-size="10pt" fo:letter-spacing="normal" fo:language="fr" fo:country="FR" style:font-name-asian="HelveticaNeue" style:font-name-complex="HelveticaNeue" style:font-size-asian="10pt" style:font-size-complex="10pt"/>
    </style:style>
    <style:style style:name="T10" style:family="text">
      <style:text-properties fo:color="#000000" style:font-name="HelveticaNeue" fo:font-size="10pt" fo:letter-spacing="normal" style:font-name-asian="HelveticaNeue" style:font-name-complex="HelveticaNeue" style:font-size-asian="10pt" style:font-size-complex="10pt" fo:language="fr" fo:country="FR"/>
    </style:style>
  </office:automatic-styles>
  <office:body>
    <office:spreadsheet>
      <table:calculation-settings table:use-regular-expressions="false" table:use-wildcards="true"/>
      <table:table table:name="OUTILS_Tableau 1" table:style-name="ta1">
        <table:table-column table:style-name="co1" table:default-cell-style-name="Sheet0_cell1"/>
        <table:table-column table:style-name="co2" table:default-cell-style-name="Sheet0_cell2"/>
        <table:table-column table:style-name="co3" table:default-cell-style-name="Sheet0_cell2"/>
        <table:table-column table:style-name="co4" table:default-cell-style-name="Sheet0_cell2"/>
        <table:table-column table:style-name="co5" table:default-cell-style-name="Sheet0_cell2"/>
        <table:table-column table:style-name="co6" table:default-cell-style-name="Sheet0_cell2"/>
        <table:table-column table:style-name="co7" table:default-cell-style-name="Sheet0_cell2"/>
        <table:table-column table:style-name="co8" table:default-cell-style-name="Sheet0_cell2"/>
        <table:table-column table:style-name="co9" table:default-cell-style-name="Sheet0_cell2"/>
        <table:table-row table:style-name="ro1">
          <table:table-cell table:style-name="ce1" office:value-type="string" calcext:value-type="string">
            <text:p><text:span text:style-name="T1">NOM</text:span></text:p>
          </table:table-cell>
          <table:table-cell table:style-name="ce1" office:value-type="string" calcext:value-type="string">
            <text:p><text:span text:style-name="T1">DOMAINE</text:span></text:p>
          </table:table-cell>
          <table:table-cell table:style-name="ce1" office:value-type="string" calcext:value-type="string">
            <text:p><text:span text:style-name="T1">DESCRIPTION</text:span></text:p>
          </table:table-cell>
          <table:table-cell table:style-name="ce1" office:value-type="string" calcext:value-type="string">
            <text:p><text:span text:style-name="T1">ALTERNATIVE À </text:span></text:p>
          </table:table-cell>
          <table:table-cell table:style-name="ce1" office:value-type="string" calcext:value-type="string">
            <text:p><text:span text:style-name="T1">DATE DE PARUTION</text:span></text:p>
          </table:table-cell>
          <table:table-cell table:style-name="ce1" office:value-type="string" calcext:value-type="string">
            <text:p><text:span text:style-name="T1">LICENCE</text:span></text:p>
          </table:table-cell>
          <table:table-cell table:style-name="ce1" office:value-type="string" calcext:value-type="string">
            <text:p><text:span text:style-name="T1">CRÉATEUR</text:span></text:p>
          </table:table-cell>
          <table:table-cell table:style-name="ce1" office:value-type="string" calcext:value-type="string">
            <text:p><text:span text:style-name="T1">LIEN VERS L’OUTIL</text:span></text:p>
          </table:table-cell>
          <table:table-cell table:style-name="ce1" office:value-type="string" calcext:value-type="string">
            <text:p><text:span text:style-name="T1">DOCUMENTATION</text:span></text:p>
          </table:table-cell>
        </table:table-row>
        <table:table-row table:style-name="ro1">
          <table:table-cell office:value-type="string" calcext:value-type="string">
            <text:p><text:span text:style-name="T1">OUTILS LUUSE</text:span></text:p>
          </table:table-cell>
          <table:table-cell office:value-type="string" calcext:value-type="string">
            <text:p><text:span text:style-name="T2">-</text:span></text:p>
          </table:table-cell>
          <table:table-cell office:value-type="string" calcext:value-type="string">
            <text:p><text:span text:style-name="T2">Ensemble d’outils créés par Studio Luuse</text:span></text:p>
          </table:table-cell>
          <table:table-cell office:value-type="string" calcext:value-type="string">
            <text:p><text:span text:style-name="T2">-</text:span></text:p>
          </table:table-cell>
          <table:table-cell office:value-type="string" calcext:value-type="string">
            <text:p><text:span text:style-name="T2">-</text:span></text:p>
          </table:table-cell>
          <table:table-cell office:value-type="string" calcext:value-type="string">
            <text:p><text:span text:style-name="T2">-</text:span></text:p>
          </table:table-cell>
          <table:table-cell office:value-type="string" calcext:value-type="string">
            <text:p><text:span text:style-name="T2">Studio Luuse</text:span></text:p>
          </table:table-cell>
          <table:table-cell office:value-type="string" calcext:value-type="string">
            <text:p><text:a xlink:href="https://gitlab.com/Luuse/Luuse.tools" xlink:type="simple">https://gitlab.com/Luuse/Luuse.tools</text:a></text:p>
          </table:table-cell>
          <table:table-cell office:value-type="string" calcext:value-type="string">
            <text:p><text:a xlink:href="https://gitlab.com/Luuse/Luuse.tools" xlink:type="simple">https://gitlab.com/Luuse/Luuse.tools</text:a></text:p>
          </table:table-cell>
        </table:table-row>
        <table:table-row table:style-name="ro1">
          <table:table-cell office:value-type="string" calcext:value-type="string">
            <text:p><text:span text:style-name="T1">FLAT</text:span></text:p>
          </table:table-cell>
          <table:table-cell office:value-type="string" calcext:value-type="string">
            <text:p><text:span text:style-name="T2">Bibliothèque Python</text:span></text:p>
          </table:table-cell>
          <table:table-cell office:value-type="string" calcext:value-type="string">
            <text:p><text:span text:style-name="T2">Bibliothèque Python pour générer et manipuler des formes numériques d'œuvres d'art.</text:span></text:p>
          </table:table-cell>
          <table:table-cell office:value-type="string" calcext:value-type="string">
            <text:p><text:span text:style-name="T2">-</text:span></text:p>
          </table:table-cell>
          <table:table-cell office:value-type="string" calcext:value-type="string">
            <text:p><text:span text:style-name="T2">2013</text:span></text:p>
          </table:table-cell>
          <table:table-cell table:style-name="Sheet0_cell3" office:value-type="string" calcext:value-type="string">
            <text:p><text:span text:style-name="T2">Liberal License</text:span></text:p>
          </table:table-cell>
          <table:table-cell office:value-type="string" calcext:value-type="string">
            <text:p><text:span text:style-name="T2">Juraj Sukop</text:span></text:p>
          </table:table-cell>
          <table:table-cell office:value-type="string" calcext:value-type="string">
            <text:p><text:a xlink:href="https://xxyxyz.org/" xlink:type="simple">https://xxyxyz.org/</text:a></text:p>
          </table:table-cell>
          <table:table-cell office:value-type="string" calcext:value-type="string">
            <text:p><text:a xlink:href="https://xxyxyz.org/flat/#tutorial" xlink:type="simple">https://xxyxyz.org/flat/#tutorial</text:a></text:p>
          </table:table-cell>
        </table:table-row>
        <table:table-row table:style-name="ro1">
          <table:table-cell office:value-type="string" calcext:value-type="string">
            <text:p><text:span text:style-name="T1">LEOCAD</text:span></text:p>
          </table:table-cell>
          <table:table-cell office:value-type="string" calcext:value-type="string">
            <text:p><text:span text:style-name="T2">CAO 3D</text:span></text:p>
          </table:table-cell>
          <table:table-cell office:value-type="string" calcext:value-type="string">
            <text:p><text:span text:style-name="T2">Une application de CAO pour la création de modèles LEGO virtuels</text:span></text:p>
          </table:table-cell>
          <table:table-cell office:value-type="string" calcext:value-type="string">
            <text:p><text:span text:style-name="T2">-</text:span></text:p>
          </table:table-cell>
          <table:table-cell office:value-type="string" calcext:value-type="string">
            <text:p><text:span text:style-name="T2">1997</text:span></text:p>
          </table:table-cell>
          <table:table-cell office:value-type="string" calcext:value-type="string">
            <text:p><text:span text:style-name="T7">General Public License</text:span></text:p>
          </table:table-cell>
          <table:table-cell office:value-type="string" calcext:value-type="string">
            <text:p><text:span text:style-name="T2">-</text:span></text:p>
          </table:table-cell>
          <table:table-cell office:value-type="string" calcext:value-type="string">
            <text:p><text:a xlink:href="https://www.leocad.org/" xlink:type="simple">https://www.leocad.org/</text:a></text:p>
          </table:table-cell>
          <table:table-cell office:value-type="string" calcext:value-type="string">
            <text:p><text:a xlink:href="https://www.leocad.org/docs/start.html" xlink:type="simple">https://www.leocad.org/docs/start.html</text:a></text:p>
          </table:table-cell>
        </table:table-row>
        <table:table-row table:style-name="ro1">
          <table:table-cell office:value-type="string" calcext:value-type="string">
            <text:p><text:span text:style-name="T1">GRATICULES</text:span></text:p>
          </table:table-cell>
          <table:table-cell office:value-type="string" calcext:value-type="string">
            <text:p><text:span text:style-name="T2">CARTE</text:span></text:p>
          </table:table-cell>
          <table:table-cell table:style-name="Sheet0_cell4" office:value-type="string" calcext:value-type="string">
            <text:p><text:span text:style-name="T2">X</text:span></text:p>
          </table:table-cell>
          <table:table-cell office:value-type="string" calcext:value-type="string">
            <text:p><text:span text:style-name="T2">-</text:span></text:p>
          </table:table-cell>
          <table:table-cell office:value-type="string" calcext:value-type="string">
            <text:p><text:span text:style-name="T2">2022</text:span></text:p>
          </table:table-cell>
          <table:table-cell office:value-type="string" calcext:value-type="string">
            <text:p><text:span text:style-name="T7">MIT License</text:span></text:p>
          </table:table-cell>
          <table:table-cell office:value-type="string" calcext:value-type="string">
            <text:p><text:span text:style-name="T2">▶ Thomas Ansart</text:span></text:p>
            <text:p>▶ Antoine Rio</text:p>
          </table:table-cell>
          <table:table-cell office:value-type="string" calcext:value-type="string">
            <text:p><text:a xlink:href="https://www.sciencespo.fr/cartographie/graticule/app/" xlink:type="simple">https://www.sciencespo.fr/cartographie/graticule/app/</text:a></text:p>
          </table:table-cell>
          <table:table-cell office:value-type="string" calcext:value-type="string">
            <text:p><text:span text:style-name="T2">-</text:span></text:p>
          </table:table-cell>
        </table:table-row>
        <table:table-row table:style-name="ro1">
          <table:table-cell office:value-type="string" calcext:value-type="string">
            <text:p><text:span text:style-name="T1">FILEZILLA</text:span></text:p>
          </table:table-cell>
          <table:table-cell office:value-type="string" calcext:value-type="string">
            <text:p><text:span text:style-name="T2">Client FTP</text:span></text:p>
          </table:table-cell>
          <table:table-cell office:value-type="string" calcext:value-type="string">
            <text:p><text:span text:style-name="T2">Logiciel client  FTP, FTPS et SFTP</text:span></text:p>
          </table:table-cell>
          <table:table-cell office:value-type="string" calcext:value-type="string">
            <text:p><text:span text:style-name="T2">-</text:span></text:p>
          </table:table-cell>
          <table:table-cell office:value-type="string" calcext:value-type="string">
            <text:p><text:span text:style-name="T2">2001</text:span></text:p>
          </table:table-cell>
          <table:table-cell office:value-type="string" calcext:value-type="string">
            <text:p><text:span text:style-name="T7">General Public License</text:span></text:p>
          </table:table-cell>
          <table:table-cell office:value-type="string" calcext:value-type="string">
            <text:p><text:span text:style-name="T2">Tim Kosse</text:span></text:p>
          </table:table-cell>
          <table:table-cell office:value-type="string" calcext:value-type="string">
            <text:p><text:a xlink:href="https://filezilla-project.org/index.php" xlink:type="simple">https://filezilla-project.org/index.php</text:a></text:p>
          </table:table-cell>
          <table:table-cell office:value-type="string" calcext:value-type="string">
            <text:p><text:a xlink:href="https://wiki.filezilla-project.org/Documentation" xlink:type="simple">https://wiki.filezilla-project.org/Documentation</text:a></text:p>
          </table:table-cell>
        </table:table-row>
        <table:table-row table:style-name="ro1">
          <table:table-cell office:value-type="string" calcext:value-type="string">
            <text:p><text:span text:style-name="T1">CYBERDUCK</text:span></text:p>
          </table:table-cell>
          <table:table-cell office:value-type="string" calcext:value-type="string">
            <text:p><text:span text:style-name="T2">Client FTP</text:span></text:p>
          </table:table-cell>
          <table:table-cell office:value-type="string" calcext:value-type="string">
            <text:p><text:span text:style-name="T2">Logiciel client FTP et SFTP pour la plateforme Mac OS X</text:span></text:p>
          </table:table-cell>
          <table:table-cell office:value-type="string" calcext:value-type="string">
            <text:p><text:span text:style-name="T2">-</text:span></text:p>
          </table:table-cell>
          <table:table-cell office:value-type="string" calcext:value-type="string">
            <text:p><text:span text:style-name="T2">2010</text:span></text:p>
          </table:table-cell>
          <table:table-cell office:value-type="string" calcext:value-type="string">
            <text:p><text:span text:style-name="T7">General Public License</text:span></text:p>
          </table:table-cell>
          <table:table-cell office:value-type="string" calcext:value-type="string">
            <text:p><text:span text:style-name="T2">-</text:span></text:p>
          </table:table-cell>
          <table:table-cell office:value-type="string" calcext:value-type="string">
            <text:p><text:a xlink:href="https://cyberduck.io/" xlink:type="simple">https://cyberduck.io/</text:a></text:p>
          </table:table-cell>
          <table:table-cell office:value-type="string" calcext:value-type="string">
            <text:p><text:a xlink:href="https://docs.cyberduck.io/" xlink:type="simple">https://docs.cyberduck.io/</text:a></text:p>
          </table:table-cell>
        </table:table-row>
        <table:table-row table:style-name="ro1">
          <table:table-cell office:value-type="string" calcext:value-type="string">
            <text:p><text:span text:style-name="T1">PICO CMS</text:span></text:p>
          </table:table-cell>
          <table:table-cell office:value-type="string" calcext:value-type="string">
            <text:p><text:span text:style-name="T2">CMS</text:span></text:p>
          </table:table-cell>
          <table:table-cell office:value-type="string" calcext:value-type="string">
            <text:p><text:span text:style-name="T2">-</text:span></text:p>
          </table:table-cell>
          <table:table-cell office:value-type="string" calcext:value-type="string">
            <text:p><text:span text:style-name="T2">-</text:span></text:p>
          </table:table-cell>
          <table:table-cell office:value-type="string" calcext:value-type="string">
            <text:p><text:span text:style-name="T2">2012</text:span></text:p>
          </table:table-cell>
          <table:table-cell office:value-type="string" calcext:value-type="string">
            <text:p><text:span text:style-name="T7">MIT License</text:span></text:p>
          </table:table-cell>
          <table:table-cell office:value-type="string" calcext:value-type="string">
            <text:p><text:span text:style-name="T2">▶ Gilbert Pellegrom</text:span></text:p>
            <text:p><text:span text:style-name="T2">▶ </text:span><text:span text:style-name="T2"><text:a xlink:href="https://github.com/picocms/Pico/graphs/contributors" xlink:type="simple">The Pico Community</text:a></text:span></text:p>
          </table:table-cell>
          <table:table-cell office:value-type="string" calcext:value-type="string">
            <text:p><text:a xlink:href="https://picocms.org/" xlink:type="simple">https://picocms.org/</text:a></text:p>
          </table:table-cell>
          <table:table-cell office:value-type="string" calcext:value-type="string">
            <text:p><text:span text:style-name="T2">▶ </text:span><text:span text:style-name="T2"><text:a xlink:href="https://picocms.org/docs/" xlink:type="simple">https://picocms.org/docs/</text:a></text:span></text:p>
            <text:p><text:span text:style-name="T2">▶ </text:span><text:span text:style-name="T2"><text:a xlink:href="https://github.com/picocms/Pico" xlink:type="simple">https://github.com/picocms/Pico</text:a></text:span></text:p>
          </table:table-cell>
        </table:table-row>
        <table:table-row table:style-name="ro1">
          <table:table-cell office:value-type="string" calcext:value-type="string">
            <text:p><text:span text:style-name="T1">Kirby</text:span></text:p>
          </table:table-cell>
          <table:table-cell office:value-type="string" calcext:value-type="string">
            <text:p><text:span text:style-name="T2">CMS</text:span></text:p>
          </table:table-cell>
          <table:table-cell office:value-type="string" calcext:value-type="string">
            <text:p><text:span text:style-name="T2">-</text:span></text:p>
          </table:table-cell>
          <table:table-cell office:value-type="string" calcext:value-type="string">
            <text:p><text:span text:style-name="T2">-</text:span></text:p>
          </table:table-cell>
          <table:table-cell office:value-type="string" calcext:value-type="string">
            <text:p><text:span text:style-name="T2">2019</text:span></text:p>
          </table:table-cell>
          <table:table-cell office:value-type="string" calcext:value-type="string">
            <text:p><text:span text:style-name="T2">-</text:span></text:p>
          </table:table-cell>
          <table:table-cell office:value-type="string" calcext:value-type="string">
            <text:p><text:span text:style-name="T2">-</text:span></text:p>
          </table:table-cell>
          <table:table-cell office:value-type="string" calcext:value-type="string">
            <text:p><text:a xlink:href="https://getkirby.com/" xlink:type="simple">https://getkirby.com/</text:a></text:p>
          </table:table-cell>
          <table:table-cell office:value-type="string" calcext:value-type="string">
            <text:p><text:a xlink:href="https://getkirby.com/docs/guide" xlink:type="simple">https://getkirby.com/docs/guide</text:a></text:p>
          </table:table-cell>
        </table:table-row>
        <table:table-row table:style-name="ro1">
          <table:table-cell office:value-type="string" calcext:value-type="string">
            <text:p><text:span text:style-name="T1">SCRIBUS</text:span></text:p>
          </table:table-cell>
          <table:table-cell office:value-type="string" calcext:value-type="string">
            <text:p><text:span text:style-name="T2">COMPOSITION DE TEXTE</text:span></text:p>
          </table:table-cell>
          <table:table-cell office:value-type="string" calcext:value-type="string">
            <text:p><text:span text:style-name="T2">Logiciel de mise en page</text:span></text:p>
          </table:table-cell>
          <table:table-cell office:value-type="string" calcext:value-type="string">
            <text:p><text:span text:style-name="T2">Adobe Indesign</text:span></text:p>
          </table:table-cell>
          <table:table-cell office:value-type="string" calcext:value-type="string">
            <text:p><text:span text:style-name="T2">2001</text:span></text:p>
          </table:table-cell>
          <table:table-cell office:value-type="string" calcext:value-type="string">
            <text:p><text:span text:style-name="T7">General Public License</text:span></text:p>
          </table:table-cell>
          <table:table-cell office:value-type="string" calcext:value-type="string">
            <text:p><text:span text:style-name="T2">The Scribus Team</text:span></text:p>
          </table:table-cell>
          <table:table-cell office:value-type="string" calcext:value-type="string">
            <text:p><text:a xlink:href="https://www.scribus.net/" xlink:type="simple">https://www.scribus.net/</text:a></text:p>
          </table:table-cell>
          <table:table-cell office:value-type="string" calcext:value-type="string">
            <text:p><text:a xlink:href="https://wiki.scribus.net/canvas/Help:TOC" xlink:type="simple">https://wiki.scribus.net/canvas/Help:TOC</text:a></text:p>
          </table:table-cell>
        </table:table-row>
        <table:table-row table:style-name="ro1">
          <table:table-cell office:value-type="string" calcext:value-type="string">
            <text:p><text:span text:style-name="T1">BLENDER</text:span></text:p>
          </table:table-cell>
          <table:table-cell office:value-type="string" calcext:value-type="string">
            <text:p><text:span text:style-name="T2">CRÉATION 3D</text:span></text:p>
          </table:table-cell>
          <table:table-cell office:value-type="string" calcext:value-type="string">
            <text:p><text:span text:style-name="T2">Logiciel de modélisation, d’animation par ordinateur et de rendu en 3D</text:span></text:p>
          </table:table-cell>
          <table:table-cell office:value-type="string" calcext:value-type="string">
            <text:p><text:span text:style-name="T2">C4D</text:span></text:p>
          </table:table-cell>
          <table:table-cell office:value-type="string" calcext:value-type="string">
            <text:p><text:span text:style-name="T2">1995</text:span></text:p>
          </table:table-cell>
          <table:table-cell office:value-type="string" calcext:value-type="string">
            <text:p><text:span text:style-name="T7">General Public License</text:span></text:p>
          </table:table-cell>
          <table:table-cell office:value-type="string" calcext:value-type="string">
            <text:p><text:span text:style-name="T2">Fondation Blender</text:span></text:p>
          </table:table-cell>
          <table:table-cell office:value-type="string" calcext:value-type="string">
            <text:p><text:a xlink:href="https://www.blender.org/" xlink:type="simple">https://www.blender.org/</text:a></text:p>
          </table:table-cell>
          <table:table-cell office:value-type="string" calcext:value-type="string">
            <text:p><text:a xlink:href="https://www.blender.org/get-involved/documentation/" xlink:type="simple">https://www.blender.org/get-involved/documentation/</text:a></text:p>
          </table:table-cell>
        </table:table-row>
        <table:table-row table:style-name="ro1">
          <table:table-cell office:value-type="string" calcext:value-type="string">
            <text:p><text:span text:style-name="T1">OPENSCAD</text:span></text:p>
          </table:table-cell>
          <table:table-cell office:value-type="string" calcext:value-type="string">
            <text:p><text:span text:style-name="T2">CRÉATION 3D</text:span></text:p>
          </table:table-cell>
          <table:table-cell table:style-name="Sheet0_cell4" office:value-type="string" calcext:value-type="string">
            <text:p><text:span text:style-name="T2">X</text:span></text:p>
          </table:table-cell>
          <table:table-cell office:value-type="string" calcext:value-type="string">
            <text:p><text:span text:style-name="T2">C4D</text:span></text:p>
          </table:table-cell>
          <table:table-cell office:value-type="string" calcext:value-type="string">
            <text:p><text:span text:style-name="T2">2011</text:span></text:p>
          </table:table-cell>
          <table:table-cell office:value-type="string" calcext:value-type="string">
            <text:p><text:span text:style-name="T7">General Public License</text:span></text:p>
          </table:table-cell>
          <table:table-cell office:value-type="string" calcext:value-type="string">
            <text:p><text:span text:style-name="T2">Marius Kintel</text:span></text:p>
          </table:table-cell>
          <table:table-cell office:value-type="string" calcext:value-type="string">
            <text:p><text:a xlink:href="https://openscad.org/" xlink:type="simple">https://openscad.org/</text:a></text:p>
          </table:table-cell>
          <table:table-cell office:value-type="string" calcext:value-type="string">
            <text:p><text:a xlink:href="https://openscad.org/documentation.html" xlink:type="simple">https://openscad.org/documentation.html</text:a></text:p>
          </table:table-cell>
        </table:table-row>
        <table:table-row table:style-name="ro1">
          <table:table-cell office:value-type="string" calcext:value-type="string">
            <text:p><text:span text:style-name="T1">THREEDSCANS</text:span></text:p>
          </table:table-cell>
          <table:table-cell office:value-type="string" calcext:value-type="string">
            <text:p><text:span text:style-name="T2">CRÉATION 3D</text:span></text:p>
          </table:table-cell>
          <table:table-cell table:style-name="Sheet0_cell4" office:value-type="string" calcext:value-type="string">
            <text:p><text:span text:style-name="T2">X</text:span></text:p>
          </table:table-cell>
          <table:table-cell office:value-type="string" calcext:value-type="string">
            <text:p><text:span text:style-name="T2">-</text:span></text:p>
          </table:table-cell>
          <table:table-cell office:value-type="string" calcext:value-type="string">
            <text:p><text:span text:style-name="T2">2012</text:span></text:p>
          </table:table-cell>
          <table:table-cell office:value-type="string" calcext:value-type="string">
            <text:p><text:span text:style-name="T2">-</text:span></text:p>
          </table:table-cell>
          <table:table-cell office:value-type="string" calcext:value-type="string">
            <text:p><text:span text:style-name="T2">Olivier Laric</text:span></text:p>
          </table:table-cell>
          <table:table-cell office:value-type="string" calcext:value-type="string">
            <text:p><text:a xlink:href="https://threedscans.com/" xlink:type="simple">https://threedscans.com/</text:a></text:p>
          </table:table-cell>
          <table:table-cell office:value-type="string" calcext:value-type="string">
            <text:p><text:span text:style-name="T2">-</text:span></text:p>
          </table:table-cell>
        </table:table-row>
        <table:table-row table:style-name="ro1">
          <table:table-cell office:value-type="string" calcext:value-type="string">
            <text:p><text:span text:style-name="T1">WINGS 3D</text:span></text:p>
          </table:table-cell>
          <table:table-cell office:value-type="string" calcext:value-type="string">
            <text:p><text:span text:style-name="T2">CRÉATION 3D</text:span></text:p>
          </table:table-cell>
          <table:table-cell table:style-name="Sheet0_cell4" office:value-type="string" calcext:value-type="string">
            <text:p><text:span text:style-name="T2">X</text:span></text:p>
          </table:table-cell>
          <table:table-cell office:value-type="string" calcext:value-type="string">
            <text:p><text:span text:style-name="T2">C4D</text:span></text:p>
          </table:table-cell>
          <table:table-cell office:value-type="string" calcext:value-type="string">
            <text:p><text:span text:style-name="T2">2001</text:span></text:p>
          </table:table-cell>
          <table:table-cell office:value-type="string" calcext:value-type="string">
            <text:p><text:span text:style-name="T2">Berkeley Software Distribution License</text:span></text:p>
          </table:table-cell>
          <table:table-cell office:value-type="string" calcext:value-type="string">
            <text:p><text:span text:style-name="T2">Wings team</text:span></text:p>
          </table:table-cell>
          <table:table-cell office:value-type="string" calcext:value-type="string">
            <text:p><text:a xlink:href="http://www.wings3d.com/" xlink:type="simple">http://www.wings3d.com/</text:a></text:p>
          </table:table-cell>
          <table:table-cell office:value-type="string" calcext:value-type="string">
            <text:p><text:a xlink:href="http://www.wings3d.com/?page_id=87" xlink:type="simple">http://www.wings3d.com/?page_id=87</text:a></text:p>
          </table:table-cell>
        </table:table-row>
        <table:table-row table:style-name="ro1">
          <table:table-cell office:value-type="string" calcext:value-type="string">
            <text:p><text:span text:style-name="T1">METAFLOP/ METAFONT</text:span></text:p>
          </table:table-cell>
          <table:table-cell office:value-type="string" calcext:value-type="string">
            <text:p><text:span text:style-name="T2">CRÉATION TYPOGRAPHIQUE</text:span></text:p>
          </table:table-cell>
          <table:table-cell office:value-type="string" calcext:value-type="string">
            <text:p><text:span text:style-name="T2">Application web facile à utiliser pour moduler vos propres polices. metaflop utilise metafont, qui vous permet de personnaliser facilement une police dans les limites des paramètres donnés et de générer une large gamme de familles de polices avec très peu d'efforts.</text:span></text:p>
          </table:table-cell>
          <table:table-cell office:value-type="string" calcext:value-type="string">
            <text:p><text:span text:style-name="T2">▶ Glyphs</text:span></text:p>
            <text:p>▶ Robofont</text:p>
          </table:table-cell>
          <table:table-cell office:value-type="string" calcext:value-type="string">
            <text:p><text:span text:style-name="T2">2012</text:span></text:p>
          </table:table-cell>
          <table:table-cell office:value-type="string" calcext:value-type="string">
            <text:p><text:span text:style-name="T7">General Public License</text:span></text:p>
          </table:table-cell>
          <table:table-cell office:value-type="string" calcext:value-type="string">
            <text:p><text:span text:style-name="T2">▶ Alexis Reigel</text:span></text:p>
            <text:p>▶ Marco Müller</text:p>
            <text:p>▶ (Simon Egli)</text:p>
            <text:p>▶ (Linus Romer)</text:p>
          </table:table-cell>
          <table:table-cell office:value-type="string" calcext:value-type="string">
            <text:p><text:a xlink:href="https://www.metaflop.com/modulator" xlink:type="simple">https://www.metaflop.com/modulator</text:a></text:p>
          </table:table-cell>
          <table:table-cell office:value-type="string" calcext:value-type="string">
            <text:p><text:span text:style-name="T2">▶ </text:span><text:span text:style-name="T2"><text:a xlink:href="https://github.com/metaflop/metaflop-www/wiki" xlink:type="simple">https://github.com/metaflop/metaflop-www/wiki</text:a></text:span></text:p>
            <text:p><text:span text:style-name="T2">▶ </text:span><text:span text:style-name="T2"><text:a xlink:href="https://en.wikipedia.org/wiki/Metafont" xlink:type="simple">https://en.wikipedia.org/wiki/Metafont</text:a></text:span><text:span text:style-name="T9"> </text:span></text:p>
            <text:p><text:span text:style-name="T2">▶ </text:span><text:span text:style-name="T2"><text:a xlink:href="http://metafont.tutorial.free.fr/" xlink:type="simple">http://metafont.tutorial.free.fr/</text:a></text:span></text:p>
          </table:table-cell>
        </table:table-row>
        <table:table-row table:style-name="ro1">
          <table:table-cell office:value-type="string" calcext:value-type="string">
            <text:p><text:span text:style-name="T1">DOF</text:span></text:p>
          </table:table-cell>
          <table:table-cell office:value-type="string" calcext:value-type="string">
            <text:p><text:span text:style-name="T2">CRÉATION TYPOGRAPHIQUE</text:span></text:p>
          </table:table-cell>
          <table:table-cell office:value-type="string" calcext:value-type="string">
            <text:p><text:span text:style-name="T2">DOF est une interface écrite dans le langage de description typographique METAFONT.</text:span></text:p>
          </table:table-cell>
          <table:table-cell office:value-type="string" calcext:value-type="string">
            <text:p><text:span text:style-name="T2">-</text:span></text:p>
          </table:table-cell>
          <table:table-cell office:value-type="string" calcext:value-type="string">
            <text:p><text:span text:style-name="T2">2020</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office:value-type="string" calcext:value-type="string">
            <text:p><text:a xlink:href="https://gitlab.com/swrs/dof" xlink:type="simple">https://gitlab.com/swrs/dof</text:a></text:p>
          </table:table-cell>
          <table:table-cell table:style-name="Sheet0_cell4" office:value-type="string" calcext:value-type="string">
            <text:p><text:span text:style-name="T2">X</text:span></text:p>
          </table:table-cell>
        </table:table-row>
        <table:table-row table:style-name="ro1">
          <table:table-cell office:value-type="string" calcext:value-type="string">
            <text:p><text:span text:style-name="T1">FONTCLOD</text:span></text:p>
          </table:table-cell>
          <table:table-cell office:value-type="string" calcext:value-type="string">
            <text:p><text:span text:style-name="T2">CRÉATION TYPOGRAPHIQUE</text:span></text:p>
          </table:table-cell>
          <table:table-cell office:value-type="string" calcext:value-type="string">
            <text:p><text:span text:style-name="T2">Éditeur de polices de caractères gratuit en ligne</text:span></text:p>
          </table:table-cell>
          <table:table-cell office:value-type="string" calcext:value-type="string">
            <text:p><text:span text:style-name="T2">▶ Glyphs</text:span></text:p>
            <text:p>▶ Robofont</text:p>
          </table:table-cell>
          <table:table-cell office:value-type="string" calcext:value-type="string">
            <text:p><text:span text:style-name="T2">2011</text:span></text:p>
          </table:table-cell>
          <table:table-cell office:value-type="string" calcext:value-type="string">
            <text:p><text:span text:style-name="T2">-</text:span></text:p>
          </table:table-cell>
          <table:table-cell office:value-type="string" calcext:value-type="string">
            <text:p><text:span text:style-name="T2">Brian Zick</text:span></text:p>
          </table:table-cell>
          <table:table-cell office:value-type="string" calcext:value-type="string">
            <text:p><text:a xlink:href="http://fontclod.com/edit.html" xlink:type="simple">http://fontclod.com/edit.html</text:a></text:p>
          </table:table-cell>
          <table:table-cell office:value-type="string" calcext:value-type="string">
            <text:p><text:a xlink:href="http://fontclod.com/index.html" xlink:type="simple">http://fontclod.com/index.html</text:a></text:p>
          </table:table-cell>
        </table:table-row>
        <table:table-row table:style-name="ro1">
          <table:table-cell office:value-type="string" calcext:value-type="string">
            <text:p><text:span text:style-name="T1">GLYPHR STUDIO</text:span></text:p>
          </table:table-cell>
          <table:table-cell office:value-type="string" calcext:value-type="string">
            <text:p><text:span text:style-name="T2">CRÉATION TYPOGRAPHIQUE</text:span></text:p>
          </table:table-cell>
          <table:table-cell office:value-type="string" calcext:value-type="string">
            <text:p><text:span text:style-name="T2">Éditeur de polices de caractères gratuit en ligne</text:span></text:p>
          </table:table-cell>
          <table:table-cell office:value-type="string" calcext:value-type="string">
            <text:p><text:span text:style-name="T2">▶ Glyphs</text:span></text:p>
            <text:p>▶ Robofont</text:p>
          </table:table-cell>
          <table:table-cell office:value-type="string" calcext:value-type="string">
            <text:p><text:span text:style-name="T2">2010</text:span></text:p>
          </table:table-cell>
          <table:table-cell office:value-type="string" calcext:value-type="string">
            <text:p><text:span text:style-name="T7">General Public License</text:span></text:p>
          </table:table-cell>
          <table:table-cell office:value-type="string" calcext:value-type="string">
            <text:p><text:span text:style-name="T2">-</text:span></text:p>
          </table:table-cell>
          <table:table-cell office:value-type="string" calcext:value-type="string">
            <text:p><text:a xlink:href="https://www.glyphrstudio.com/" xlink:type="simple">https://www.glyphrstudio.com/</text:a></text:p>
          </table:table-cell>
          <table:table-cell office:value-type="string" calcext:value-type="string">
            <text:p><text:a xlink:href="https://www.glyphrstudio.com/tutorial/" xlink:type="simple">https://www.glyphrstudio.com/tutorial/</text:a></text:p>
          </table:table-cell>
        </table:table-row>
        <table:table-row table:style-name="ro1">
          <table:table-cell office:value-type="string" calcext:value-type="string">
            <text:p><text:span text:style-name="T1">FONTFORGE</text:span></text:p>
          </table:table-cell>
          <table:table-cell office:value-type="string" calcext:value-type="string">
            <text:p><text:span text:style-name="T2">CRÉATION TYPOGRAPHIQUE</text:span></text:p>
          </table:table-cell>
          <table:table-cell office:value-type="string" calcext:value-type="string">
            <text:p><text:span text:style-name="T2">Éditeur de polices de caractères numériques</text:span></text:p>
          </table:table-cell>
          <table:table-cell office:value-type="string" calcext:value-type="string">
            <text:p><text:span text:style-name="T2">▶ Glyphs</text:span></text:p>
            <text:p>▶ Robofont</text:p>
          </table:table-cell>
          <table:table-cell office:value-type="string" calcext:value-type="string">
            <text:p><text:span text:style-name="T2">2000</text:span></text:p>
          </table:table-cell>
          <table:table-cell office:value-type="string" calcext:value-type="string">
            <text:p><text:span text:style-name="T7">General Public License</text:span></text:p>
          </table:table-cell>
          <table:table-cell office:value-type="string" calcext:value-type="string">
            <text:p><text:span text:style-name="T2">▶ George Williams</text:span></text:p>
            <text:p>▶ FontForge Project contributors</text:p>
          </table:table-cell>
          <table:table-cell office:value-type="string" calcext:value-type="string">
            <text:p><text:a xlink:href="https://fontforge.org/en-US/" xlink:type="simple">https://fontforge.org/en-US/</text:a></text:p>
          </table:table-cell>
          <table:table-cell office:value-type="string" calcext:value-type="string">
            <text:p><text:a xlink:href="https://fontforge.org/en-US/documentation/" xlink:type="simple">https://fontforge.org/en-US/documentation/</text:a></text:p>
          </table:table-cell>
        </table:table-row>
        <table:table-row table:style-name="ro1">
          <table:table-cell office:value-type="string" calcext:value-type="string">
            <text:p><text:span text:style-name="T1">FONTSTRUCT</text:span></text:p>
          </table:table-cell>
          <table:table-cell office:value-type="string" calcext:value-type="string">
            <text:p><text:span text:style-name="T2">CRÉATION TYPOGRAPHIQUE</text:span></text:p>
          </table:table-cell>
          <table:table-cell office:value-type="string" calcext:value-type="string">
            <text:p><text:span text:style-name="T2">X</text:span></text:p>
          </table:table-cell>
          <table:table-cell office:value-type="string" calcext:value-type="string">
            <text:p><text:span text:style-name="T2">▶ Glyphs</text:span></text:p>
            <text:p>▶ Robofont</text:p>
          </table:table-cell>
          <table:table-cell/>
          <table:table-cell table:style-name="Sheet0_cell5"/>
          <table:table-cell table:number-columns-repeated="3"/>
        </table:table-row>
        <table:table-row table:style-name="ro1">
          <table:table-cell office:value-type="string" calcext:value-type="string">
            <text:p><text:span text:style-name="T1">TRUFONT</text:span></text:p>
          </table:table-cell>
          <table:table-cell office:value-type="string" calcext:value-type="string">
            <text:p><text:span text:style-name="T2">CRÉATION TYPOGRAPHIQUE</text:span></text:p>
          </table:table-cell>
          <table:table-cell office:value-type="string" calcext:value-type="string">
            <text:p><text:span text:style-name="T2">Éditeur de polices multiplateforme construit avec Python3 et PyQt5.</text:span></text:p>
          </table:table-cell>
          <table:table-cell office:value-type="string" calcext:value-type="string">
            <text:p><text:span text:style-name="T2">▶ Glyphs</text:span></text:p>
            <text:p>▶ Robofont</text:p>
          </table:table-cell>
          <table:table-cell office:value-type="string" calcext:value-type="string">
            <text:p><text:span text:style-name="T2">2015</text:span></text:p>
          </table:table-cell>
          <table:table-cell office:value-type="string" calcext:value-type="string">
            <text:p><text:span text:style-name="T7">General Public License</text:span></text:p>
          </table:table-cell>
          <table:table-cell office:value-type="string" calcext:value-type="string">
            <text:p><text:span text:style-name="T2">▶ Adrien Tétar</text:span></text:p>
            <text:p>▶ Pathum Egodawatta</text:p>
            <text:p>▶ Cosimo Lupo</text:p>
          </table:table-cell>
          <table:table-cell office:value-type="string" calcext:value-type="string">
            <text:p><text:a xlink:href="https://github.com/trufont/trufont" xlink:type="simple">https://github.com/trufont/trufont</text:a></text:p>
          </table:table-cell>
          <table:table-cell office:value-type="string" calcext:value-type="string">
            <text:p><text:span text:style-name="T2"><text:a xlink:href="https://github.com/trufont/trufont/wiki/Gettin" xlink:type="simple">https://github.com/trufont/trufont/wiki/Gettin</text:a></text:span><text:span text:style-name="T2">g-Started </text:span></text:p>
          </table:table-cell>
        </table:table-row>
        <table:table-row table:style-name="ro1">
          <table:table-cell office:value-type="string" calcext:value-type="string">
            <text:p><text:span text:style-name="T1">OPENTYPE.JS</text:span></text:p>
          </table:table-cell>
          <table:table-cell office:value-type="string" calcext:value-type="string">
            <text:p><text:span text:style-name="T2">CRÉATION TYPOGRAPHIQUE</text:span></text:p>
          </table:table-cell>
          <table:table-cell office:value-type="string" calcext:value-type="string">
            <text:p><text:span text:style-name="T2">Permet de lire et écrire des polices OpenType à l'aide de JavaScript.</text:span></text:p>
          </table:table-cell>
          <table:table-cell office:value-type="string" calcext:value-type="string">
            <text:p><text:span text:style-name="T2">▶ Glyphs</text:span></text:p>
            <text:p>▶ Robofont</text:p>
          </table:table-cell>
          <table:table-cell office:value-type="string" calcext:value-type="string">
            <text:p><text:span text:style-name="T2">2020</text:span></text:p>
          </table:table-cell>
          <table:table-cell office:value-type="string" calcext:value-type="string">
            <text:p><text:span text:style-name="T2">MIT License</text:span></text:p>
          </table:table-cell>
          <table:table-cell office:value-type="string" calcext:value-type="string">
            <text:p><text:span text:style-name="T2">Frederik De Bleser</text:span></text:p>
          </table:table-cell>
          <table:table-cell office:value-type="string" calcext:value-type="string">
            <text:p><text:a xlink:href="https://opentype.js.org/" xlink:type="simple">https://opentype.js.org/</text:a></text:p>
          </table:table-cell>
          <table:table-cell office:value-type="string" calcext:value-type="string">
            <text:p><text:a xlink:href="https://github.com/opentypejs/opentype.js" xlink:type="simple">https://github.com/opentypejs/opentype.js</text:a></text:p>
          </table:table-cell>
        </table:table-row>
        <table:table-row table:style-name="ro1">
          <table:table-cell office:value-type="string" calcext:value-type="string">
            <text:p><text:span text:style-name="T1">LETTERSPECIES</text:span></text:p>
          </table:table-cell>
          <table:table-cell office:value-type="string" calcext:value-type="string">
            <text:p><text:span text:style-name="T2">CRÉATION TYPOGRAPHIQUE</text:span></text:p>
          </table:table-cell>
          <table:table-cell office:value-type="string" calcext:value-type="string">
            <text:p><text:span text:style-name="T2">Système algorithmique qui génère des glyphes en remplissant des squelettes typographiques à l'aide de différentes techniques de dessin.</text:span></text:p>
          </table:table-cell>
          <table:table-cell office:value-type="string" calcext:value-type="string">
            <text:p><text:span text:style-name="T2">▶ Glyphs</text:span></text:p>
            <text:p>▶ Robofont</text:p>
          </table:table-cell>
          <table:table-cell office:value-type="string" calcext:value-type="string">
            <text:p><text:span text:style-name="T2">2019</text:span></text:p>
          </table:table-cell>
          <table:table-cell office:value-type="string" calcext:value-type="string">
            <text:p><text:span text:style-name="T2">-</text:span></text:p>
          </table:table-cell>
          <table:table-cell office:value-type="string" calcext:value-type="string">
            <text:p><text:span text:style-name="T2">Fábio Pereira</text:span></text:p>
          </table:table-cell>
          <table:table-cell office:value-type="string" calcext:value-type="string">
            <text:p><text:a xlink:href="https://cdv.dei.uc.pt/2019/letterspecies/" xlink:type="simple">https://cdv.dei.uc.pt/2019/letterspecies/</text:a></text:p>
          </table:table-cell>
          <table:table-cell office:value-type="string" calcext:value-type="string">
            <text:p><text:a xlink:href="https://cdv.dei.uc.pt/2019/letterspecies/" xlink:type="simple">https://cdv.dei.uc.pt/2019/letterspecies/</text:a></text:p>
          </table:table-cell>
        </table:table-row>
        <table:table-row table:style-name="ro1">
          <table:table-cell office:value-type="string" calcext:value-type="string">
            <text:p><text:span text:style-name="T1">Brutalia</text:span></text:p>
          </table:table-cell>
          <table:table-cell office:value-type="string" calcext:value-type="string">
            <text:p><text:span text:style-name="T2">CRÉATION TYPOGRAPHIQUE</text:span></text:p>
          </table:table-cell>
          <table:table-cell table:style-name="Sheet0_cell4" office:value-type="string" calcext:value-type="string">
            <text:p><text:span text:style-name="T2">X</text:span></text:p>
          </table:table-cell>
          <table:table-cell office:value-type="string" calcext:value-type="string">
            <text:p><text:span text:style-name="T2">-</text:span></text:p>
          </table:table-cell>
          <table:table-cell office:value-type="string" calcext:value-type="string">
            <text:p><text:span text:style-name="T2">-</text:span></text:p>
          </table:table-cell>
          <table:table-cell office:value-type="string" calcext:value-type="string">
            <text:p><text:span text:style-name="T2">Berkeley Software Distribution License</text:span></text:p>
          </table:table-cell>
          <table:table-cell office:value-type="string" calcext:value-type="string">
            <text:p><text:span text:style-name="T2">Javier Borquez</text:span></text:p>
          </table:table-cell>
          <table:table-cell office:value-type="string" calcext:value-type="string">
            <text:p><text:a xlink:href="https://brutalita.com/" xlink:type="simple">https://brutalita.com/</text:a></text:p>
          </table:table-cell>
          <table:table-cell office:value-type="string" calcext:value-type="string">
            <text:p><text:a xlink:href="https://github.com/javierbyte/brutalita" xlink:type="simple">https://github.com/javierbyte/brutalita</text:a></text:p>
          </table:table-cell>
        </table:table-row>
        <table:table-row table:style-name="ro1">
          <table:table-cell office:value-type="string" calcext:value-type="string">
            <text:p><text:span text:style-name="T1">PIXEN</text:span></text:p>
          </table:table-cell>
          <table:table-cell office:value-type="string" calcext:value-type="string">
            <text:p><text:span text:style-name="T2">CRÉATION VISUELLE</text:span></text:p>
          </table:table-cell>
          <table:table-cell office:value-type="string" calcext:value-type="string">
            <text:p><text:span text:style-name="T2">Éditeur professionnel de dessins pixels</text:span></text:p>
          </table:table-cell>
          <table:table-cell office:value-type="string" calcext:value-type="string">
            <text:p><text:span text:style-name="T2">Adobe Photoshop</text:span></text:p>
          </table:table-cell>
          <table:table-cell office:value-type="string" calcext:value-type="string">
            <text:p><text:span text:style-name="T2">2012</text:span></text:p>
          </table:table-cell>
          <table:table-cell office:value-type="string" calcext:value-type="string">
            <text:p><text:span text:style-name="T2">MIT License</text:span></text:p>
          </table:table-cell>
          <table:table-cell office:value-type="string" calcext:value-type="string">
            <text:p><text:span text:style-name="T2">Open Sword Grou</text:span></text:p>
          </table:table-cell>
          <table:table-cell office:value-type="string" calcext:value-type="string">
            <text:p><text:a xlink:href="https://pixenapp.com/" xlink:type="simple">https://pixenapp.com/</text:a></text:p>
          </table:table-cell>
          <table:table-cell office:value-type="string" calcext:value-type="string">
            <text:p><text:a xlink:href="https://pixenapp.com/static/mac-docs/site/" xlink:type="simple">https://pixenapp.com/static/mac-docs/site/</text:a></text:p>
          </table:table-cell>
        </table:table-row>
        <table:table-row table:style-name="ro1">
          <table:table-cell office:value-type="string" calcext:value-type="string">
            <text:p><text:span text:style-name="T1">INKSCAPE</text:span></text:p>
          </table:table-cell>
          <table:table-cell office:value-type="string" calcext:value-type="string">
            <text:p><text:span text:style-name="T2">DESSIN VECTORIEL</text:span></text:p>
          </table:table-cell>
          <table:table-cell office:value-type="string" calcext:value-type="string">
            <text:p><text:span text:style-name="T2">Éditeur de graphiques vectoriels</text:span></text:p>
          </table:table-cell>
          <table:table-cell office:value-type="string" calcext:value-type="string">
            <text:p><text:span text:style-name="T2">Adobe Illustrator</text:span></text:p>
          </table:table-cell>
          <table:table-cell office:value-type="string" calcext:value-type="string">
            <text:p><text:span text:style-name="T2">2003</text:span></text:p>
          </table:table-cell>
          <table:table-cell office:value-type="string" calcext:value-type="string">
            <text:p><text:span text:style-name="T7">General Public License</text:span></text:p>
          </table:table-cell>
          <table:table-cell office:value-type="string" calcext:value-type="string">
            <text:p><text:a xlink:href="https://inkscape.org/credits/" xlink:type="simple">https://inkscape.org/credits/</text:a></text:p>
          </table:table-cell>
          <table:table-cell office:value-type="string" calcext:value-type="string">
            <text:p><text:a xlink:href="https://inkscape.org/fr/" xlink:type="simple">https://inkscape.org/fr/</text:a></text:p>
          </table:table-cell>
          <table:table-cell office:value-type="string" calcext:value-type="string">
            <text:p><text:a xlink:href="https://inkscape.org/learn/" xlink:type="simple">https://inkscape.org/learn/</text:a></text:p>
          </table:table-cell>
        </table:table-row>
        <table:table-row table:style-name="ro1">
          <table:table-cell office:value-type="string" calcext:value-type="string">
            <text:p><text:span text:style-name="T1">LIBREOFFICE DRAW</text:span></text:p>
          </table:table-cell>
          <table:table-cell office:value-type="string" calcext:value-type="string">
            <text:p><text:span text:style-name="T2">DESSIN VECTORIEL</text:span></text:p>
          </table:table-cell>
          <table:table-cell office:value-type="string" calcext:value-type="string">
            <text:p><text:span text:style-name="T2">Éditeur de graphiques vectoriels</text:span></text:p>
          </table:table-cell>
          <table:table-cell office:value-type="string" calcext:value-type="string">
            <text:p><text:span text:style-name="T2">Adobe Illustrator</text:span></text:p>
          </table:table-cell>
          <table:table-cell office:value-type="string" calcext:value-type="string">
            <text:p><text:span text:style-name="T2">2011</text:span></text:p>
          </table:table-cell>
          <table:table-cell office:value-type="string" calcext:value-type="string">
            <text:p><text:span text:style-name="T2">Mozilla Public License</text:span></text:p>
          </table:table-cell>
          <table:table-cell office:value-type="string" calcext:value-type="string">
            <text:p><text:span text:style-name="T2">The Document Fondation</text:span></text:p>
          </table:table-cell>
          <table:table-cell office:value-type="string" calcext:value-type="string">
            <text:p><text:a xlink:href="https://fr.libreoffice.org/discover/draw/" xlink:type="simple">https://fr.libreoffice.org/discover/draw/</text:a></text:p>
          </table:table-cell>
          <table:table-cell office:value-type="string" calcext:value-type="string">
            <text:p><text:a xlink:href="https://fr.libreoffice.org/get-help/documentation/" xlink:type="simple">https://fr.libreoffice.org/get-help/documentation/</text:a></text:p>
          </table:table-cell>
        </table:table-row>
        <table:table-row table:style-name="ro1">
          <table:table-cell office:value-type="string" calcext:value-type="string">
            <text:p><text:span text:style-name="T1">NEXTCLOUD</text:span></text:p>
          </table:table-cell>
          <table:table-cell office:value-type="string" calcext:value-type="string">
            <text:p><text:span text:style-name="T2">DRIVE </text:span></text:p>
          </table:table-cell>
          <table:table-cell office:value-type="string" calcext:value-type="string">
            <text:p><text:span text:style-name="T2">Logiciel libre de site d'hébergement de fichiers et une plateforme de collaboration.</text:span></text:p>
          </table:table-cell>
          <table:table-cell office:value-type="string" calcext:value-type="string">
            <text:p><text:span text:style-name="T2">Google Drive - iCloud Drive</text:span></text:p>
          </table:table-cell>
          <table:table-cell office:value-type="string" calcext:value-type="string">
            <text:p><text:span text:style-name="T2">2016</text:span></text:p>
          </table:table-cell>
          <table:table-cell office:value-type="string" calcext:value-type="string">
            <text:p><text:span text:style-name="T2">Affero General Public License</text:span></text:p>
          </table:table-cell>
          <table:table-cell office:value-type="string" calcext:value-type="string">
            <text:p><text:span text:style-name="T2">Frank Karlitschek</text:span></text:p>
          </table:table-cell>
          <table:table-cell office:value-type="string" calcext:value-type="string">
            <text:p><text:a xlink:href="https://nextcloud.com/" xlink:type="simple">https://nextcloud.com/</text:a></text:p>
          </table:table-cell>
          <table:table-cell office:value-type="string" calcext:value-type="string">
            <text:p><text:a xlink:href="https://docs.nextcloud.com/" xlink:type="simple">https://docs.nextcloud.com/</text:a></text:p>
          </table:table-cell>
        </table:table-row>
        <table:table-row table:style-name="ro1">
          <table:table-cell office:value-type="string" calcext:value-type="string">
            <text:p><text:span text:style-name="T1">VLC MEDIA PLAYER</text:span></text:p>
          </table:table-cell>
          <table:table-cell office:value-type="string" calcext:value-type="string">
            <text:p><text:span text:style-name="T2">LECTEUR MULTIMÉDIA</text:span></text:p>
          </table:table-cell>
          <table:table-cell office:value-type="string" calcext:value-type="string">
            <text:p><text:span text:style-name="T2">-</text:span></text:p>
          </table:table-cell>
          <table:table-cell office:value-type="string" calcext:value-type="string">
            <text:p><text:span text:style-name="T2">iTUNES - WINDOWS MEDIA PLAYER - QUICKTIME</text:span></text:p>
          </table:table-cell>
          <table:table-cell office:value-type="string" calcext:value-type="string">
            <text:p><text:span text:style-name="T2">2001</text:span></text:p>
          </table:table-cell>
          <table:table-cell office:value-type="string" calcext:value-type="string">
            <text:p><text:span text:style-name="T7">General Public License</text:span></text:p>
          </table:table-cell>
          <table:table-cell office:value-type="string" calcext:value-type="string">
            <text:p><text:span text:style-name="T2">Projet VideoLAN</text:span></text:p>
          </table:table-cell>
          <table:table-cell office:value-type="string" calcext:value-type="string">
            <text:p><text:a xlink:href="https://www.videolan.org/vlc/index.fr.html" xlink:type="simple">https://www.videolan.org/vlc/index.fr.html</text:a></text:p>
          </table:table-cell>
          <table:table-cell office:value-type="string" calcext:value-type="string">
            <text:p><text:span text:style-name="T2">-</text:span></text:p>
          </table:table-cell>
        </table:table-row>
        <table:table-row table:style-name="ro1">
          <table:table-cell office:value-type="string" calcext:value-type="string">
            <text:p><text:span text:style-name="T1">Papier js</text:span></text:p>
          </table:table-cell>
          <table:table-cell office:value-type="string" calcext:value-type="string">
            <text:p><text:span text:style-name="T2">LIBRAIRIE JAVASCRIPT</text:span></text:p>
          </table:table-cell>
          <table:table-cell table:style-name="Sheet0_cell4" office:value-type="string" calcext:value-type="string">
            <text:p><text:span text:style-name="T2">X</text:span></text:p>
          </table:table-cell>
          <table:table-cell office:value-type="string" calcext:value-type="string">
            <text:p><text:span text:style-name="T2">-</text:span></text:p>
          </table:table-cell>
          <table:table-cell table:style-name="Sheet0_cell4" office:value-type="string" calcext:value-type="string">
            <text:p><text:span text:style-name="T2">X</text:span></text:p>
          </table:table-cell>
          <table:table-cell office:value-type="string" calcext:value-type="string">
            <text:p><text:span text:style-name="T2">MIT License</text:span></text:p>
          </table:table-cell>
          <table:table-cell office:value-type="string" calcext:value-type="string">
            <text:p><text:span text:style-name="T2">▶ Jürg Lehni</text:span></text:p>
            <text:p>▶ Jonathan Puckey,</text:p>
          </table:table-cell>
          <table:table-cell office:value-type="string" calcext:value-type="string">
            <text:p><text:a xlink:href="http://paperjs.org/examples/" xlink:type="simple">http://paperjs.org/examples/</text:a></text:p>
          </table:table-cell>
          <table:table-cell office:value-type="string" calcext:value-type="string">
            <text:p><text:a xlink:href="http://paperjs.org/tutorials/" xlink:type="simple">http://paperjs.org/tutorials/</text:a></text:p>
          </table:table-cell>
        </table:table-row>
        <table:table-row table:style-name="ro1">
          <table:table-cell office:value-type="string" calcext:value-type="string">
            <text:p><text:span text:style-name="T1">Matomo</text:span></text:p>
          </table:table-cell>
          <table:table-cell office:value-type="string" calcext:value-type="string">
            <text:p><text:span text:style-name="T2">Logiciel d'analyse web</text:span></text:p>
          </table:table-cell>
          <table:table-cell office:value-type="string" calcext:value-type="string">
            <text:p><text:span text:style-name="T2">Permet d'afficher les informations d'audiences du site directement dans l'administration du site. Matomo est une solution d'analytique concurrente à Google Analytics, open source qui permet d'auto-héberger le service.</text:span></text:p>
          </table:table-cell>
          <table:table-cell office:value-type="string" calcext:value-type="string">
            <text:p><text:span text:style-name="T2">Google Analytics</text:span></text:p>
            <text:p/>
          </table:table-cell>
          <table:table-cell office:value-type="string" calcext:value-type="string">
            <text:p><text:span text:style-name="T2">2007</text:span></text:p>
          </table:table-cell>
          <table:table-cell office:value-type="string" calcext:value-type="string">
            <text:p><text:span text:style-name="T7">General Public License</text:span></text:p>
          </table:table-cell>
          <table:table-cell office:value-type="string" calcext:value-type="string">
            <text:p><text:span text:style-name="T2">L’équipe Matomo</text:span></text:p>
          </table:table-cell>
          <table:table-cell office:value-type="string" calcext:value-type="string">
            <text:p><text:a xlink:href="https://fr.matomo.org/" xlink:type="simple">https://fr.matomo.org/</text:a></text:p>
          </table:table-cell>
          <table:table-cell office:value-type="string" calcext:value-type="string">
            <text:p><text:a xlink:href="https://matomo.org/help/" xlink:type="simple">https://matomo.org/help/</text:a></text:p>
          </table:table-cell>
        </table:table-row>
        <table:table-row table:style-name="ro1">
          <table:table-cell office:value-type="string" calcext:value-type="string">
            <text:p><text:span text:style-name="T1">GNOME Evolution</text:span></text:p>
          </table:table-cell>
          <table:table-cell office:value-type="string" calcext:value-type="string">
            <text:p><text:span text:style-name="T2">MESSAGERIE</text:span></text:p>
          </table:table-cell>
          <table:table-cell office:value-type="string" calcext:value-type="string">
            <text:p><text:span text:style-name="T2">-</text:span></text:p>
          </table:table-cell>
          <table:table-cell office:value-type="string" calcext:value-type="string">
            <text:p><text:span text:style-name="T2">Gmail</text:span></text:p>
          </table:table-cell>
          <table:table-cell office:value-type="string" calcext:value-type="string">
            <text:p><text:span text:style-name="T2">2000</text:span></text:p>
          </table:table-cell>
          <table:table-cell office:value-type="string" calcext:value-type="string">
            <text:p><text:span text:style-name="T2">▶ General Public License</text:span></text:p>
            <text:p>▶ Lesser General Public License</text:p>
          </table:table-cell>
          <table:table-cell office:value-type="string" calcext:value-type="string">
            <text:p><text:span text:style-name="T2">The GNOME Project</text:span></text:p>
          </table:table-cell>
          <table:table-cell office:value-type="string" calcext:value-type="string">
            <text:p><text:a xlink:href="https://wiki.gnome.org/Apps/Evolution" xlink:type="simple">https://wiki.gnome.org/Apps/Evolution</text:a></text:p>
          </table:table-cell>
          <table:table-cell office:value-type="string" calcext:value-type="string">
            <text:p><text:span text:style-name="T2">-</text:span></text:p>
          </table:table-cell>
        </table:table-row>
        <table:table-row table:style-name="ro1">
          <table:table-cell office:value-type="string" calcext:value-type="string">
            <text:p><text:span text:style-name="T1">THUNDERBIRD</text:span></text:p>
          </table:table-cell>
          <table:table-cell office:value-type="string" calcext:value-type="string">
            <text:p><text:span text:style-name="T2">MESSAGERIE</text:span></text:p>
          </table:table-cell>
          <table:table-cell office:value-type="string" calcext:value-type="string">
            <text:p><text:span text:style-name="T2">-</text:span></text:p>
          </table:table-cell>
          <table:table-cell office:value-type="string" calcext:value-type="string">
            <text:p><text:span text:style-name="T2">Gmail</text:span></text:p>
          </table:table-cell>
          <table:table-cell office:value-type="string" calcext:value-type="string">
            <text:p><text:span text:style-name="T2">2003</text:span></text:p>
          </table:table-cell>
          <table:table-cell office:value-type="string" calcext:value-type="string">
            <text:p><text:span text:style-name="T2">▶ General Public License</text:span></text:p>
            <text:p>▶ Mozilla Public License v2.0</text:p>
          </table:table-cell>
          <table:table-cell office:value-type="string" calcext:value-type="string">
            <text:p><text:span text:style-name="T2">Projet Mozilla</text:span></text:p>
          </table:table-cell>
          <table:table-cell office:value-type="string" calcext:value-type="string">
            <text:p><text:a xlink:href="https://www.thunderbird.net/fr/" xlink:type="simple">https://www.thunderbird.net/fr/</text:a></text:p>
          </table:table-cell>
          <table:table-cell office:value-type="string" calcext:value-type="string">
            <text:p><text:span text:style-name="T2">-</text:span></text:p>
          </table:table-cell>
        </table:table-row>
        <table:table-row table:style-name="ro1">
          <table:table-cell office:value-type="string" calcext:value-type="string">
            <text:p><text:span text:style-name="T1">SIGNAL</text:span></text:p>
          </table:table-cell>
          <table:table-cell office:value-type="string" calcext:value-type="string">
            <text:p><text:span text:style-name="T2">MESSAGERIE</text:span></text:p>
          </table:table-cell>
          <table:table-cell office:value-type="string" calcext:value-type="string">
            <text:p><text:span text:style-name="T2">-</text:span></text:p>
          </table:table-cell>
          <table:table-cell office:value-type="string" calcext:value-type="string">
            <text:p><text:span text:style-name="T2">Messenger - Whatsapp</text:span></text:p>
          </table:table-cell>
          <table:table-cell office:value-type="string" calcext:value-type="string">
            <text:p><text:span text:style-name="T2">2014</text:span></text:p>
          </table:table-cell>
          <table:table-cell office:value-type="string" calcext:value-type="string">
            <text:p><text:span text:style-name="T7">General Public License</text:span></text:p>
          </table:table-cell>
          <table:table-cell office:value-type="string" calcext:value-type="string">
            <text:p><text:span text:style-name="T2">Signal Foundation</text:span></text:p>
          </table:table-cell>
          <table:table-cell office:value-type="string" calcext:value-type="string">
            <text:p><text:a xlink:href="https://signal.org/fr/" xlink:type="simple">https://signal.org/fr/</text:a></text:p>
          </table:table-cell>
          <table:table-cell office:value-type="string" calcext:value-type="string">
            <text:p><text:span text:style-name="T2">-</text:span></text:p>
          </table:table-cell>
        </table:table-row>
        <table:table-row table:style-name="ro1">
          <table:table-cell office:value-type="string" calcext:value-type="string">
            <text:p><text:span text:style-name="T1">TELEGRAM</text:span></text:p>
          </table:table-cell>
          <table:table-cell office:value-type="string" calcext:value-type="string">
            <text:p><text:span text:style-name="T2">MESSAGERIE</text:span></text:p>
          </table:table-cell>
          <table:table-cell office:value-type="string" calcext:value-type="string">
            <text:p><text:span text:style-name="T2">-</text:span></text:p>
          </table:table-cell>
          <table:table-cell office:value-type="string" calcext:value-type="string">
            <text:p><text:span text:style-name="T2">Messenger - Whatsapp</text:span></text:p>
          </table:table-cell>
          <table:table-cell office:value-type="string" calcext:value-type="string">
            <text:p><text:span text:style-name="T2">2013</text:span></text:p>
          </table:table-cell>
          <table:table-cell office:value-type="string" calcext:value-type="string">
            <text:p><text:span text:style-name="T2">▶ Affero General Public License</text:span></text:p>
            <text:p>▶ General Public License</text:p>
          </table:table-cell>
          <table:table-cell office:value-type="string" calcext:value-type="string">
            <text:p><text:span text:style-name="T2">▶ Nikolaï Dourov</text:span></text:p>
            <text:p>▶ Pavel Dourov</text:p>
          </table:table-cell>
          <table:table-cell office:value-type="string" calcext:value-type="string">
            <text:p><text:a xlink:href="https://telegram.org/" xlink:type="simple">https://telegram.org/</text:a></text:p>
          </table:table-cell>
          <table:table-cell office:value-type="string" calcext:value-type="string">
            <text:p><text:a xlink:href="https://telegram.org/faq" xlink:type="simple">https://telegram.org/faq</text:a></text:p>
          </table:table-cell>
        </table:table-row>
        <table:table-row table:style-name="ro1">
          <table:table-cell office:value-type="string" calcext:value-type="string">
            <text:p><text:span text:style-name="T1">MINUTE HACK</text:span></text:p>
          </table:table-cell>
          <table:table-cell office:value-type="string" calcext:value-type="string">
            <text:p><text:span text:style-name="T2">MICRO PROJECT ARCHITECTURE GENERATOR</text:span></text:p>
          </table:table-cell>
          <table:table-cell office:value-type="string" calcext:value-type="string">
            <text:p><text:span text:style-name="T2">MinuteHack est un générateur d'architecture de micro-projets. Remplissez un formulaire web et obtenez l'architecture de dossier que vous souhaitez.</text:span></text:p>
          </table:table-cell>
          <table:table-cell office:value-type="string" calcext:value-type="string">
            <text:p><text:span text:style-name="T2">-</text:span></text:p>
          </table:table-cell>
          <table:table-cell office:value-type="string" calcext:value-type="string">
            <text:p><text:span text:style-name="T2">2022</text:span></text:p>
          </table:table-cell>
          <table:table-cell office:value-type="string" calcext:value-type="string">
            <text:p><text:span text:style-name="T2">General Public License</text:span></text:p>
          </table:table-cell>
          <table:table-cell office:value-type="string" calcext:value-type="string">
            <text:p><text:span text:style-name="T2">Raphaël Bastide</text:span></text:p>
          </table:table-cell>
          <table:table-cell office:value-type="string" calcext:value-type="string">
            <text:p><text:a xlink:href="https://lab.raphaelbastide.com/minutehack/" xlink:type="simple">https://lab.raphaelbastide.com/minutehack/</text:a></text:p>
          </table:table-cell>
          <table:table-cell office:value-type="string" calcext:value-type="string">
            <text:p><text:a xlink:href="https://gitlab.com/raphaelbastide/Minute-Hack" xlink:type="simple">https://gitlab.com/raphaelbastide/Minute-Hack</text:a></text:p>
          </table:table-cell>
        </table:table-row>
        <table:table-row table:style-name="ro1">
          <table:table-cell office:value-type="string" calcext:value-type="string">
            <text:p><text:span text:style-name="T1">KDENLIVE</text:span></text:p>
          </table:table-cell>
          <table:table-cell office:value-type="string" calcext:value-type="string">
            <text:p><text:span text:style-name="T2">MONTAGE VIDÉO ET SON</text:span></text:p>
          </table:table-cell>
          <table:table-cell office:value-type="string" calcext:value-type="string">
            <text:p><text:span text:style-name="T2">-</text:span></text:p>
          </table:table-cell>
          <table:table-cell office:value-type="string" calcext:value-type="string">
            <text:p><text:span text:style-name="T2">Adobe After Effect - Adobe Premiere Pro</text:span></text:p>
          </table:table-cell>
          <table:table-cell office:value-type="string" calcext:value-type="string">
            <text:p><text:span text:style-name="T2">2003</text:span></text:p>
          </table:table-cell>
          <table:table-cell office:value-type="string" calcext:value-type="string">
            <text:p><text:span text:style-name="T2">General Public License</text:span></text:p>
          </table:table-cell>
          <table:table-cell office:value-type="string" calcext:value-type="string">
            <text:p><text:span text:style-name="T2">▶ Jean-Baptiste Mardelle</text:span></text:p>
            <text:p>▶ Vincent Pinon</text:p>
          </table:table-cell>
          <table:table-cell office:value-type="string" calcext:value-type="string">
            <text:p><text:a xlink:href="https://kdenlive.org/fr/" xlink:type="simple">https://kdenlive.org/fr/</text:a></text:p>
          </table:table-cell>
          <table:table-cell office:value-type="string" calcext:value-type="string">
            <text:p><text:a xlink:href="https://community.kde.org/Kdenlive" xlink:type="simple">https://community.kde.org/Kdenlive</text:a></text:p>
          </table:table-cell>
        </table:table-row>
        <table:table-row table:style-name="ro1">
          <table:table-cell office:value-type="string" calcext:value-type="string">
            <text:p><text:span text:style-name="T1">AUDACITY</text:span></text:p>
          </table:table-cell>
          <table:table-cell office:value-type="string" calcext:value-type="string">
            <text:p><text:span text:style-name="T2">MONTAGE VIDÉO ET SON</text:span></text:p>
          </table:table-cell>
          <table:table-cell office:value-type="string" calcext:value-type="string">
            <text:p><text:span text:style-name="T2">Logiciel d'enregistrement de son numérique et d'édition de sources audionumériques sous différents formats.</text:span></text:p>
          </table:table-cell>
          <table:table-cell office:value-type="string" calcext:value-type="string">
            <text:p><text:span text:style-name="T2">-</text:span></text:p>
          </table:table-cell>
          <table:table-cell office:value-type="string" calcext:value-type="string">
            <text:p><text:span text:style-name="T2">1999</text:span></text:p>
          </table:table-cell>
          <table:table-cell office:value-type="string" calcext:value-type="string">
            <text:p><text:span text:style-name="T2">General Public License</text:span></text:p>
          </table:table-cell>
          <table:table-cell office:value-type="string" calcext:value-type="string">
            <text:p><text:span text:style-name="T9">Muse Group (</text:span><text:span text:style-name="T9"><text:a xlink:href="https://mu.se/" xlink:type="simple">https://mu.se/</text:a></text:span><text:span text:style-name="T9">)</text:span></text:p>
          </table:table-cell>
          <table:table-cell office:value-type="string" calcext:value-type="string">
            <text:p><text:a xlink:href="https://www.audacityteam.org/" xlink:type="simple">https://www.audacityteam.org/</text:a></text:p>
          </table:table-cell>
          <table:table-cell office:value-type="string" calcext:value-type="string">
            <text:p><text:a xlink:href="https://alphamanual.audacityteam.org/man/Main_Page" xlink:type="simple">https://alphamanual.audacityteam.org/man/Main_Page</text:a></text:p>
          </table:table-cell>
        </table:table-row>
        <table:table-row table:style-name="ro1">
          <table:table-cell office:value-type="string" calcext:value-type="string">
            <text:p><text:span text:style-name="T1">NATRON</text:span></text:p>
          </table:table-cell>
          <table:table-cell office:value-type="string" calcext:value-type="string">
            <text:p><text:span text:style-name="T2">MONTAGE VIDÉO ET SON</text:span></text:p>
          </table:table-cell>
          <table:table-cell office:value-type="string" calcext:value-type="string">
            <text:p><text:span text:style-name="T2">Logiciel de composition vidéo open-source. Fonctionnalités similaires à celles d'Adobe After Effects.</text:span></text:p>
          </table:table-cell>
          <table:table-cell office:value-type="string" calcext:value-type="string">
            <text:p><text:span text:style-name="T2">Adobe After Effect - Adobe Premiere Pro</text:span></text:p>
          </table:table-cell>
          <table:table-cell office:value-type="string" calcext:value-type="string">
            <text:p><text:span text:style-name="T2">2013</text:span></text:p>
          </table:table-cell>
          <table:table-cell office:value-type="string" calcext:value-type="string">
            <text:p><text:span text:style-name="T2">General Public License</text:span></text:p>
          </table:table-cell>
          <table:table-cell office:value-type="string" calcext:value-type="string">
            <text:p><text:span text:style-name="T2">X</text:span></text:p>
          </table:table-cell>
          <table:table-cell office:value-type="string" calcext:value-type="string">
            <text:p><text:a xlink:href="https://natrongithub.github.io/" xlink:type="simple">https://natrongithub.github.io/</text:a></text:p>
          </table:table-cell>
          <table:table-cell office:value-type="string" calcext:value-type="string">
            <text:p><text:span text:style-name="T2">▶ </text:span><text:span text:style-name="T2"><text:a xlink:href="https://natron.readthedocs.io/en/rb-2.5/" xlink:type="simple">https://natron.readthedocs.io/en/rb-2.5/</text:a></text:span></text:p>
            <text:p><text:span text:style-name="T2">▶</text:span><text:span text:style-name="T10"> </text:span><text:span text:style-name="T10"><text:a xlink:href="https://discuss.pixls.us/c/software/natron/27" xlink:type="simple">https://discuss.pixls.us/c/software/natron/27</text:a></text:span></text:p>
          </table:table-cell>
        </table:table-row>
        <table:table-row table:style-name="ro1">
          <table:table-cell office:value-type="string" calcext:value-type="string">
            <text:p><text:span text:style-name="T1">MOZILLA FIREFOX</text:span></text:p>
          </table:table-cell>
          <table:table-cell office:value-type="string" calcext:value-type="string">
            <text:p><text:span text:style-name="T2">NAVIGATEUR WEB </text:span></text:p>
          </table:table-cell>
          <table:table-cell office:value-type="string" calcext:value-type="string">
            <text:p><text:span text:style-name="T2">Navigateur web libre et gratuit disponible pour PC et mobiles</text:span></text:p>
          </table:table-cell>
          <table:table-cell office:value-type="string" calcext:value-type="string">
            <text:p><text:span text:style-name="T2">Google Chrome - Internet Explorer - Safari</text:span></text:p>
          </table:table-cell>
          <table:table-cell office:value-type="string" calcext:value-type="string">
            <text:p><text:span text:style-name="T2">2002</text:span></text:p>
          </table:table-cell>
          <table:table-cell office:value-type="string" calcext:value-type="string">
            <text:p><text:span text:style-name="T2">Mozilla Public License</text:span></text:p>
          </table:table-cell>
          <table:table-cell office:value-type="string" calcext:value-type="string">
            <text:p><text:span text:style-name="T2">▶ Mozilla Foundation</text:span></text:p>
            <text:p>▶ David HyattJoe Hewitt</text:p>
            <text:p>▶ Blake Ross</text:p>
          </table:table-cell>
          <table:table-cell office:value-type="string" calcext:value-type="string">
            <text:p><text:a xlink:href="https://www.mozilla.org/fr/firefox/browsers/" xlink:type="simple">https://www.mozilla.org/fr/firefox/browsers/</text:a></text:p>
          </table:table-cell>
          <table:table-cell office:value-type="string" calcext:value-type="string">
            <text:p><text:span text:style-name="T2">-</text:span></text:p>
          </table:table-cell>
        </table:table-row>
        <table:table-row table:style-name="ro1">
          <table:table-cell office:value-type="string" calcext:value-type="string">
            <text:p><text:span text:style-name="T1">UNGOOGLED CHROMIUM</text:span></text:p>
          </table:table-cell>
          <table:table-cell office:value-type="string" calcext:value-type="string">
            <text:p><text:span text:style-name="T2">NAVIGATEUR WEB </text:span></text:p>
          </table:table-cell>
          <table:table-cell office:value-type="string" calcext:value-type="string">
            <text:p><text:span text:style-name="T2">Une approche légère pour supprimer les dépendances des services web de Google</text:span></text:p>
          </table:table-cell>
          <table:table-cell office:value-type="string" calcext:value-type="string">
            <text:p><text:span text:style-name="T2">Google Chrome - Internet Explorer - Safari</text:span></text:p>
          </table:table-cell>
          <table:table-cell office:value-type="string" calcext:value-type="string">
            <text:p><text:span text:style-name="T2">-</text:span></text:p>
          </table:table-cell>
          <table:table-cell office:value-type="string" calcext:value-type="string">
            <text:p><text:span text:style-name="T2">Berkeley Software Distribution License</text:span></text:p>
          </table:table-cell>
          <table:table-cell office:value-type="string" calcext:value-type="string">
            <text:p><text:span text:style-name="T2">Ungoogled-software</text:span></text:p>
          </table:table-cell>
          <table:table-cell office:value-type="string" calcext:value-type="string">
            <text:p><text:a xlink:href="https://github.com/ungoogled-software/ungoogled-chromium" xlink:type="simple">https://github.com/ungoogled-software/ungoogled-chromium</text:a></text:p>
          </table:table-cell>
          <table:table-cell office:value-type="string" calcext:value-type="string">
            <text:p><text:a xlink:href="https://github.com/ungoogled-software/ungoogled-chromium/tree/master" xlink:type="simple">https://github.com/ungoogled-software/ungoogled-chromium/tree/master</text:a></text:p>
          </table:table-cell>
        </table:table-row>
        <table:table-row table:style-name="ro1">
          <table:table-cell office:value-type="string" calcext:value-type="string">
            <text:p><text:span text:style-name="T1">ETHERPAD</text:span></text:p>
          </table:table-cell>
          <table:table-cell office:value-type="string" calcext:value-type="string">
            <text:p><text:span text:style-name="T2">PADS</text:span></text:p>
          </table:table-cell>
          <table:table-cell office:value-type="string" calcext:value-type="string">
            <text:p><text:span text:style-name="T2">Éditeur de texte en ligne fonctionnant en mode collaboratif et en temps réel</text:span></text:p>
          </table:table-cell>
          <table:table-cell office:value-type="string" calcext:value-type="string">
            <text:p><text:span text:style-name="T2">Google Doc - Microsoft Word</text:span></text:p>
          </table:table-cell>
          <table:table-cell office:value-type="string" calcext:value-type="string">
            <text:p><text:span text:style-name="T2">2008</text:span></text:p>
          </table:table-cell>
          <table:table-cell office:value-type="string" calcext:value-type="string">
            <text:p><text:span text:style-name="T2">Apache License</text:span></text:p>
          </table:table-cell>
          <table:table-cell office:value-type="string" calcext:value-type="string">
            <text:p><text:span text:style-name="T2">The Etherpad Foundation</text:span></text:p>
          </table:table-cell>
          <table:table-cell office:value-type="string" calcext:value-type="string">
            <text:p><text:a xlink:href="https://etherpad.org/" xlink:type="simple">https://etherpad.org/</text:a></text:p>
          </table:table-cell>
          <table:table-cell office:value-type="string" calcext:value-type="string">
            <text:p><text:a xlink:href="https://github.com/ether/etherpad-lite#installation" xlink:type="simple">https://github.com/ether/etherpad-lite#installation</text:a></text:p>
          </table:table-cell>
        </table:table-row>
        <table:table-row table:style-name="ro1">
          <table:table-cell office:value-type="string" calcext:value-type="string">
            <text:p><text:span text:style-name="T1">FRAMAPAD </text:span></text:p>
          </table:table-cell>
          <table:table-cell office:value-type="string" calcext:value-type="string">
            <text:p><text:span text:style-name="T2">PADS</text:span></text:p>
          </table:table-cell>
          <table:table-cell office:value-type="string" calcext:value-type="string">
            <text:p><text:span text:style-name="T2">Service en ligne de traitement de texte, et de travail collaboratif, reposant sur l'application libre EtherPad</text:span></text:p>
          </table:table-cell>
          <table:table-cell office:value-type="string" calcext:value-type="string">
            <text:p><text:span text:style-name="T2">Google Doc</text:span></text:p>
          </table:table-cell>
          <table:table-cell office:value-type="string" calcext:value-type="string">
            <text:p><text:span text:style-name="T2">2011</text:span></text:p>
          </table:table-cell>
          <table:table-cell table:style-name="Sheet0_cell6" office:value-type="string" calcext:value-type="string">
            <text:p><text:span text:style-name="T2">-</text:span></text:p>
          </table:table-cell>
          <table:table-cell office:value-type="string" calcext:value-type="string">
            <text:p><text:span text:style-name="T2">Framasoft</text:span></text:p>
          </table:table-cell>
          <table:table-cell office:value-type="string" calcext:value-type="string">
            <text:p><text:a xlink:href="https://framapad.org/abc/fr/" xlink:type="simple">https://framapad.org/abc/fr/</text:a></text:p>
          </table:table-cell>
          <table:table-cell table:style-name="Sheet0_cell4" office:value-type="string" calcext:value-type="string">
            <text:p><text:span text:style-name="T2">X</text:span></text:p>
          </table:table-cell>
        </table:table-row>
        <table:table-row table:style-name="ro1">
          <table:table-cell office:value-type="string" calcext:value-type="string">
            <text:p><text:span text:style-name="T1">PEERTUBE</text:span></text:p>
          </table:table-cell>
          <table:table-cell office:value-type="string" calcext:value-type="string">
            <text:p><text:span text:style-name="T2">PLATEFORME VIDÉO </text:span></text:p>
          </table:table-cell>
          <table:table-cell office:value-type="string" calcext:value-type="string">
            <text:p><text:span text:style-name="T2">Logiciel libre d'hébergement de vidéo décentralisé et média social sur lequel les utilisateurs peuvent envoyer, regarder, commenter, évaluer et partager des vidéos en streaming.</text:span></text:p>
          </table:table-cell>
          <table:table-cell office:value-type="string" calcext:value-type="string">
            <text:p><text:span text:style-name="T2">Youtube</text:span></text:p>
          </table:table-cell>
          <table:table-cell office:value-type="string" calcext:value-type="string">
            <text:p><text:span text:style-name="T2">2015</text:span></text:p>
          </table:table-cell>
          <table:table-cell table:style-name="Sheet0_cell6" office:value-type="string" calcext:value-type="string">
            <text:p><text:span text:style-name="T2">-</text:span></text:p>
          </table:table-cell>
          <table:table-cell office:value-type="string" calcext:value-type="string">
            <text:p><text:span text:style-name="T2">Framasoft</text:span></text:p>
          </table:table-cell>
          <table:table-cell office:value-type="string" calcext:value-type="string">
            <text:p><text:a xlink:href="https://joinpeertube.org/" xlink:type="simple">https://joinpeertube.org/</text:a></text:p>
          </table:table-cell>
          <table:table-cell office:value-type="string" calcext:value-type="string">
            <text:p><text:a xlink:href="https://docs.joinpeertube.org/" xlink:type="simple">https://docs.joinpeertube.org/</text:a></text:p>
          </table:table-cell>
        </table:table-row>
        <table:table-row table:style-name="ro1">
          <table:table-cell office:value-type="string" calcext:value-type="string">
            <text:p><text:span text:style-name="T1">Tool For Awesome Talks (TAT)</text:span></text:p>
          </table:table-cell>
          <table:table-cell office:value-type="string" calcext:value-type="string">
            <text:p><text:span text:style-name="T2">PRÉSENTATION</text:span></text:p>
          </table:table-cell>
          <table:table-cell office:value-type="string" calcext:value-type="string">
            <text:p><text:span text:style-name="T2">Un outil web permettant de réaliser facilement un support de présentation pour conférence</text:span></text:p>
          </table:table-cell>
          <table:table-cell office:value-type="string" calcext:value-type="string">
            <text:p><text:span text:style-name="T2">Google Slide</text:span></text:p>
          </table:table-cell>
          <table:table-cell office:value-type="string" calcext:value-type="string">
            <text:p><text:span text:style-name="T2">2017</text:span></text:p>
          </table:table-cell>
          <table:table-cell office:value-type="string" calcext:value-type="string">
            <text:p><text:span text:style-name="T2">General Public License</text:span></text:p>
          </table:table-cell>
          <table:table-cell office:value-type="string" calcext:value-type="string">
            <text:p><text:span text:style-name="T2">Sarah Garcin</text:span></text:p>
          </table:table-cell>
          <table:table-cell office:value-type="string" calcext:value-type="string">
            <text:p><text:span text:style-name="T2">▶ </text:span><text:span text:style-name="T2"><text:a xlink:href="https://github.com/sarahgarcin/Tool-For-Awesome-Talks-TAT-" xlink:type="simple">https://github.com/sarahgarcin/Tool-For-Awesome-Talks-TAT-</text:a></text:span></text:p>
            <text:p><text:span text:style-name="T2">▶ </text:span><text:span text:style-name="T2"><text:a xlink:href="https://sarahgarcin.com/tat-demo/" xlink:type="simple">https://sarahgarcin.com/tat-demo/</text:a></text:span></text:p>
          </table:table-cell>
          <table:table-cell office:value-type="string" calcext:value-type="string">
            <text:p><text:a xlink:href="https://github.com/sarahgarcin/Tool-For-Awesome-Talks-TAT-" xlink:type="simple">https://github.com/sarahgarcin/Tool-For-Awesome-Talks-TAT-</text:a></text:p>
          </table:table-cell>
        </table:table-row>
        <table:table-row table:style-name="ro1">
          <table:table-cell office:value-type="string" calcext:value-type="string">
            <text:p><text:span text:style-name="T1">PROCESSING</text:span></text:p>
          </table:table-cell>
          <table:table-cell office:value-type="string" calcext:value-type="string">
            <text:p><text:span text:style-name="T2">PROGRAMMATION</text:span></text:p>
          </table:table-cell>
          <table:table-cell table:style-name="Sheet0_cell6" office:value-type="string" calcext:value-type="string">
            <text:p><text:span text:style-name="T2">Logiciel sketchbook flexible et langage pour apprendre à coder.</text:span></text:p>
          </table:table-cell>
          <table:table-cell office:value-type="string" calcext:value-type="string">
            <text:p><text:span text:style-name="T2">-</text:span></text:p>
          </table:table-cell>
          <table:table-cell office:value-type="string" calcext:value-type="string">
            <text:p><text:span text:style-name="T2">2001</text:span></text:p>
          </table:table-cell>
          <table:table-cell office:value-type="string" calcext:value-type="string">
            <text:p><text:span text:style-name="T2">General Public License</text:span></text:p>
          </table:table-cell>
          <table:table-cell office:value-type="string" calcext:value-type="string">
            <text:p><text:span text:style-name="T2">▶ Ben Fry</text:span></text:p>
            <text:p>▶ Casey Reas</text:p>
            <text:p>▶ Dan Shiffman</text:p>
          </table:table-cell>
          <table:table-cell office:value-type="string" calcext:value-type="string">
            <text:p><text:a xlink:href="https://processing.org/" xlink:type="simple">https://processing.org/</text:a></text:p>
          </table:table-cell>
          <table:table-cell office:value-type="string" calcext:value-type="string">
            <text:p><text:span text:style-name="T2">▶ </text:span><text:span text:style-name="T2"><text:a xlink:href="https://processing.org/reference" xlink:type="simple">https://processing.org/reference</text:a></text:span></text:p>
            <text:p><text:span text:style-name="T2">▶ </text:span><text:span text:style-name="T2"><text:a xlink:href="https://processing.org/tutorials" xlink:type="simple">https://processing.org/tutorials</text:a></text:span></text:p>
            <text:p><text:span text:style-name="T2">▶ </text:span><text:span text:style-name="T2"><text:a xlink:href="https://processing.org/examples" xlink:type="simple">https://processing.org/examples</text:a></text:span></text:p>
            <text:p><text:span text:style-name="T2">▶ </text:span><text:span text:style-name="T2"><text:a xlink:href="https://processing.org/books" xlink:type="simple">https://processing.org/books</text:a></text:span></text:p>
          </table:table-cell>
        </table:table-row>
        <table:table-row table:style-name="ro1">
          <table:table-cell office:value-type="string" calcext:value-type="string">
            <text:p><text:span text:style-name="T1">Penpot</text:span></text:p>
          </table:table-cell>
          <table:table-cell office:value-type="string" calcext:value-type="string">
            <text:p><text:span text:style-name="T2">Protoypage </text:span></text:p>
          </table:table-cell>
          <table:table-cell office:value-type="string" calcext:value-type="string">
            <text:p><text:span text:style-name="T2">Plateforme de conception et de prototypage</text:span></text:p>
          </table:table-cell>
          <table:table-cell office:value-type="string" calcext:value-type="string">
            <text:p><text:span text:style-name="T2">Figma - Adobe XD</text:span></text:p>
          </table:table-cell>
          <table:table-cell table:style-name="Sheet0_cell4" office:value-type="string" calcext:value-type="string">
            <text:p><text:span text:style-name="T2">X</text:span></text:p>
          </table:table-cell>
          <table:table-cell office:value-type="string" calcext:value-type="string">
            <text:p><text:span text:style-name="T2">Mozilla Public License</text:span></text:p>
          </table:table-cell>
          <table:table-cell table:style-name="Sheet0_cell4" office:value-type="string" calcext:value-type="string">
            <text:p><text:span text:style-name="T2">X</text:span></text:p>
          </table:table-cell>
          <table:table-cell office:value-type="string" calcext:value-type="string">
            <text:p><text:a xlink:href="https://penpot.app/" xlink:type="simple">https://penpot.app/</text:a></text:p>
          </table:table-cell>
          <table:table-cell table:style-name="Sheet0_cell4" office:value-type="string" calcext:value-type="string">
            <text:p><text:span text:style-name="T2">X</text:span></text:p>
          </table:table-cell>
        </table:table-row>
        <table:table-row table:style-name="ro1">
          <table:table-cell office:value-type="string" calcext:value-type="string">
            <text:p><text:span text:style-name="T1">MASTODON</text:span></text:p>
          </table:table-cell>
          <table:table-cell office:value-type="string" calcext:value-type="string">
            <text:p><text:span text:style-name="T2">RÉSEAU SOCIAL </text:span></text:p>
          </table:table-cell>
          <table:table-cell office:value-type="string" calcext:value-type="string">
            <text:p><text:span text:style-name="T2">-</text:span></text:p>
          </table:table-cell>
          <table:table-cell office:value-type="string" calcext:value-type="string">
            <text:p><text:span text:style-name="T2">TWITTER - INSTAGRAM</text:span></text:p>
          </table:table-cell>
          <table:table-cell office:value-type="string" calcext:value-type="string">
            <text:p><text:span text:style-name="T2">2016</text:span></text:p>
          </table:table-cell>
          <table:table-cell office:value-type="string" calcext:value-type="string">
            <text:p><text:span text:style-name="T2">Affero General Public License</text:span></text:p>
          </table:table-cell>
          <table:table-cell office:value-type="string" calcext:value-type="string">
            <text:p><text:span text:style-name="T2">▶ Eugen Rochko</text:span></text:p>
            <text:p>▶ Mastodon gGmb</text:p>
          </table:table-cell>
          <table:table-cell office:value-type="string" calcext:value-type="string">
            <text:p><text:a xlink:href="https://joinmastodon.org/fr" xlink:type="simple">https://joinmastodon.org/fr</text:a></text:p>
          </table:table-cell>
          <table:table-cell table:style-name="Sheet0_cell4" office:value-type="string" calcext:value-type="string">
            <text:p><text:span text:style-name="T2">X</text:span></text:p>
          </table:table-cell>
        </table:table-row>
        <table:table-row table:style-name="ro1">
          <table:table-cell office:value-type="string" calcext:value-type="string">
            <text:p><text:span text:style-name="T1">GIMP</text:span></text:p>
          </table:table-cell>
          <table:table-cell office:value-type="string" calcext:value-type="string">
            <text:p><text:span text:style-name="T2">RETOUCHE PHOTOGRAPHIQUE</text:span></text:p>
          </table:table-cell>
          <table:table-cell office:value-type="string" calcext:value-type="string">
            <text:p><text:span text:style-name="T2">Outil de manipulation et de retouche d'image</text:span></text:p>
          </table:table-cell>
          <table:table-cell office:value-type="string" calcext:value-type="string">
            <text:p><text:span text:style-name="T2">Adobe Photoshop</text:span></text:p>
          </table:table-cell>
          <table:table-cell office:value-type="string" calcext:value-type="string">
            <text:p><text:span text:style-name="T2">1996</text:span></text:p>
          </table:table-cell>
          <table:table-cell office:value-type="string" calcext:value-type="string">
            <text:p><text:span text:style-name="T2">General Public License</text:span></text:p>
          </table:table-cell>
          <table:table-cell office:value-type="string" calcext:value-type="string">
            <text:p><text:span text:style-name="T2"><text:a xlink:href="http://www.gimp.org/team.html" xlink:type="simple">www.gimp.org/team.html</text:a></text:span><text:span text:style-name="T2"> </text:span></text:p>
          </table:table-cell>
          <table:table-cell office:value-type="string" calcext:value-type="string">
            <text:p><text:a xlink:href="https://www.gimp.org/" xlink:type="simple">https://www.gimp.org/</text:a></text:p>
          </table:table-cell>
          <table:table-cell office:value-type="string" calcext:value-type="string">
            <text:p><text:a xlink:href="https://www.gimp.org/docs/" xlink:type="simple">https://www.gimp.org/docs/</text:a></text:p>
          </table:table-cell>
        </table:table-row>
        <table:table-row table:style-name="ro1">
          <table:table-cell office:value-type="string" calcext:value-type="string">
            <text:p><text:span text:style-name="T1">OLA’s SCRIBUS SCRIPTS</text:span></text:p>
          </table:table-cell>
          <table:table-cell office:value-type="string" calcext:value-type="string">
            <text:p><text:span text:style-name="T2">SCRIPTS</text:span></text:p>
          </table:table-cell>
          <table:table-cell table:style-name="Sheet0_cell4" office:value-type="string" calcext:value-type="string">
            <text:p><text:span text:style-name="T2">Divers script python pour Scribus.</text:span></text:p>
            <text:p><text:span text:style-name="T2">During the last workshop of the french collective </text:span><text:span text:style-name="T2"><text:a xlink:href="https://href.li/?http://outilslibresalternatifs.org/" xlink:type="simple">Outils Libres Alternatifs</text:a></text:span><text:span text:style-name="T2">, cool scripts for </text:span><text:span text:style-name="T2"><text:a xlink:href="https://href.li/?http://scribus.net/" xlink:type="simple">Scribus</text:a></text:span><text:span text:style-name="T2"> has been written: Auto filled document with images, earthquake effect on your pages, Mondrian style patterns, automatic page layouts index, progressbar-style folio, color gradients on your text lines, random Wikipedia article inclusion…</text:span></text:p>
          </table:table-cell>
          <table:table-cell office:value-type="string" calcext:value-type="string">
            <text:p><text:span text:style-name="T2">-</text:span></text:p>
          </table:table-cell>
          <table:table-cell office:value-type="string" calcext:value-type="string">
            <text:p><text:span text:style-name="T2">2017 ?</text:span></text:p>
          </table:table-cell>
          <table:table-cell office:value-type="string" calcext:value-type="string">
            <text:p><text:span text:style-name="T2">General Public License</text:span></text:p>
          </table:table-cell>
          <table:table-cell office:value-type="string" calcext:value-type="string">
            <text:p><text:span text:style-name="T2">OLA (Outils Libres Alternatifs)</text:span></text:p>
          </table:table-cell>
          <table:table-cell office:value-type="string" calcext:value-type="string">
            <text:p><text:a xlink:href="https://github.com/outilslibresalternatifs/scribus-scripts" xlink:type="simple">https://github.com/outilslibresalternatifs/scribus-scripts</text:a></text:p>
          </table:table-cell>
          <table:table-cell office:value-type="string" calcext:value-type="string">
            <text:p><text:a xlink:href="https://github.com/outilslibresalternatifs/scribus-scripts" xlink:type="simple">https://github.com/outilslibresalternatifs/scribus-scripts</text:a></text:p>
          </table:table-cell>
        </table:table-row>
        <table:table-row table:style-name="ro1">
          <table:table-cell office:value-type="string" calcext:value-type="string">
            <text:p><text:span text:style-name="T1">Pyphen</text:span></text:p>
          </table:table-cell>
          <table:table-cell office:value-type="string" calcext:value-type="string">
            <text:p><text:span text:style-name="T2">SCRIPTS</text:span></text:p>
          </table:table-cell>
          <table:table-cell table:style-name="Sheet0_cell4" office:value-type="string" calcext:value-type="string">
            <text:p><text:span text:style-name="T2">Pyphen est un module Python pur qui permet de mettre des traits d'union dans les mots en utilisant les dictionnaires de césure Hunspell inclus ou externes.</text:span></text:p>
          </table:table-cell>
          <table:table-cell table:style-name="Sheet0_cell4" office:value-type="string" calcext:value-type="string">
            <text:p><text:span text:style-name="T2">X</text:span></text:p>
          </table:table-cell>
          <table:table-cell office:value-type="string" calcext:value-type="string">
            <text:p><text:span text:style-name="T2">2017</text:span></text:p>
          </table:table-cell>
          <table:table-cell office:value-type="string" calcext:value-type="string">
            <text:p><text:span text:style-name="T2">▶ General Public License</text:span></text:p>
            <text:p>▶ Lesser General Public License</text:p>
            <text:p>▶ Mozilla Public License</text:p>
          </table:table-cell>
          <table:table-cell office:value-type="string" calcext:value-type="string">
            <text:p><text:span text:style-name="T2">Kozea</text:span><text:span text:style-name="T10"> (</text:span><text:span text:style-name="T10"><text:a xlink:href="https://kozea.fr/" xlink:type="simple">https://kozea.fr/</text:a></text:span><text:span text:style-name="T9">)</text:span></text:p>
          </table:table-cell>
          <table:table-cell office:value-type="string" calcext:value-type="string">
            <text:p><text:span text:style-name="T2">▶ </text:span><text:span text:style-name="T2"><text:a xlink:href="https://pyphen.org/" xlink:type="simple">https://pyphen.org/</text:a></text:span></text:p>
            <text:p><text:span text:style-name="T2">▶ </text:span><text:span text:style-name="T2"><text:a xlink:href="https://github.com/Kozea/Pyphen" xlink:type="simple">https://github.com/Kozea/Pyphen</text:a></text:span></text:p>
          </table:table-cell>
          <table:table-cell table:style-name="Sheet0_cell4" office:value-type="string" calcext:value-type="string">
            <text:p><text:span text:style-name="T2">X</text:span></text:p>
          </table:table-cell>
        </table:table-row>
        <table:table-row table:style-name="ro1">
          <table:table-cell office:value-type="string" calcext:value-type="string">
            <text:p><text:span text:style-name="T1">BIGBLUEBUTTON</text:span></text:p>
          </table:table-cell>
          <table:table-cell office:value-type="string" calcext:value-type="string">
            <text:p><text:span text:style-name="T2">VISIO-CONFÉRENCE</text:span></text:p>
          </table:table-cell>
          <table:table-cell table:style-name="Sheet0_cell4" office:value-type="string" calcext:value-type="string">
            <text:p><text:span text:style-name="T2">X</text:span></text:p>
          </table:table-cell>
          <table:table-cell office:value-type="string" calcext:value-type="string">
            <text:p><text:span text:style-name="T2">Google Meet - Zoom - Teams</text:span></text:p>
          </table:table-cell>
          <table:table-cell office:value-type="string" calcext:value-type="string">
            <text:p><text:span text:style-name="T2">2007</text:span></text:p>
          </table:table-cell>
          <table:table-cell office:value-type="string" calcext:value-type="string">
            <text:p><text:span text:style-name="T2">Lesser General Public License</text:span></text:p>
          </table:table-cell>
          <table:table-cell office:value-type="string" calcext:value-type="string">
            <text:p><text:span text:style-name="T2">Richard Alam</text:span></text:p>
          </table:table-cell>
          <table:table-cell office:value-type="string" calcext:value-type="string">
            <text:p><text:a xlink:href="https://bigbluebutton.org/" xlink:type="simple">https://bigbluebutton.org/</text:a></text:p>
          </table:table-cell>
          <table:table-cell office:value-type="string" calcext:value-type="string">
            <text:p><text:span text:style-name="T2">▶ </text:span><text:span text:style-name="T2"><text:a xlink:href="https://docs.bigbluebutton.org/2.5/install.html" xlink:type="simple">https://docs.bigbluebutton.org/2.5/install.html</text:a></text:span></text:p>
            <text:p><text:span text:style-name="T2">▶ </text:span><text:span text:style-name="T2"><text:a xlink:href="https://docs.bigbluebutton.org/" xlink:type="simple">https://docs.bigbluebutton.org/</text:a></text:span></text:p>
          </table:table-cell>
        </table:table-row>
        <table:table-row table:style-name="ro1">
          <table:table-cell office:value-type="string" calcext:value-type="string">
            <text:p><text:span text:style-name="T1">JITSI MEET</text:span></text:p>
          </table:table-cell>
          <table:table-cell office:value-type="string" calcext:value-type="string">
            <text:p><text:span text:style-name="T2">VISIO-CONFÉRENCE</text:span></text:p>
          </table:table-cell>
          <table:table-cell table:style-name="Sheet0_cell4" office:value-type="string" calcext:value-type="string">
            <text:p><text:span text:style-name="T2">X</text:span></text:p>
          </table:table-cell>
          <table:table-cell office:value-type="string" calcext:value-type="string">
            <text:p><text:span text:style-name="T2">Google Meet - Zoom - Teams</text:span></text:p>
          </table:table-cell>
          <table:table-cell office:value-type="string" calcext:value-type="string">
            <text:p><text:span text:style-name="T2">2003</text:span></text:p>
          </table:table-cell>
          <table:table-cell office:value-type="string" calcext:value-type="string">
            <text:p><text:span text:style-name="T2">Apache License</text:span></text:p>
          </table:table-cell>
          <table:table-cell office:value-type="string" calcext:value-type="string">
            <text:p><text:span text:style-name="T2">Emil Ivov</text:span></text:p>
          </table:table-cell>
          <table:table-cell office:value-type="string" calcext:value-type="string">
            <text:p><text:a xlink:href="https://meet.jit.si/" xlink:type="simple">https://meet.jit.si/</text:a></text:p>
          </table:table-cell>
          <table:table-cell office:value-type="string" calcext:value-type="string">
            <text:p><text:a xlink:href="https://jitsi.github.io/handbook/docs/intro/" xlink:type="simple">https://jitsi.github.io/handbook/docs/intro/</text:a></text:p>
          </table:table-cell>
        </table:table-row>
        <table:table-row table:style-name="ro1">
          <table:table-cell office:value-type="string" calcext:value-type="string">
            <text:p><text:span text:style-name="T1">OPENMEETING</text:span></text:p>
          </table:table-cell>
          <table:table-cell office:value-type="string" calcext:value-type="string">
            <text:p><text:span text:style-name="T2">VISIO-CONFÉRENCE</text:span></text:p>
          </table:table-cell>
          <table:table-cell table:style-name="Sheet0_cell4" office:value-type="string" calcext:value-type="string">
            <text:p><text:span text:style-name="T2">X</text:span></text:p>
          </table:table-cell>
          <table:table-cell office:value-type="string" calcext:value-type="string">
            <text:p><text:span text:style-name="T2">Google Meet - Zoom - Teams</text:span></text:p>
          </table:table-cell>
          <table:table-cell office:value-type="string" calcext:value-type="string">
            <text:p><text:span text:style-name="T2">2007</text:span></text:p>
          </table:table-cell>
          <table:table-cell office:value-type="string" calcext:value-type="string">
            <text:p><text:span text:style-name="T2">Apache License</text:span></text:p>
          </table:table-cell>
          <table:table-cell office:value-type="string" calcext:value-type="string">
            <text:p><text:span text:style-name="T2">Apache Software Foundation</text:span></text:p>
          </table:table-cell>
          <table:table-cell office:value-type="string" calcext:value-type="string">
            <text:p><text:a xlink:href="https://openmeetings.apache.org/" xlink:type="simple">https://openmeetings.apache.org/</text:a></text:p>
          </table:table-cell>
          <table:table-cell office:value-type="string" calcext:value-type="string">
            <text:p><text:a xlink:href="https://cwiki.apache.org/confluence/display/OPENMEETINGS/Tutorials+for+installing+OpenMeetings+and+Tools" xlink:type="simple">https://cwiki.apache.org/confluence/display/OPENMEETINGS/Tutorials+for+installing+OpenMeetings+and+Tools</text:a></text:p>
          </table:table-cell>
        </table:table-row>
        <table:table-row table:style-name="ro1">
          <table:table-cell office:value-type="string" calcext:value-type="string">
            <text:p><text:span text:style-name="T1">EVINCE</text:span></text:p>
          </table:table-cell>
          <table:table-cell office:value-type="string" calcext:value-type="string">
            <text:p><text:span text:style-name="T2">VISUALISATEUR DE PDF </text:span></text:p>
          </table:table-cell>
          <table:table-cell table:style-name="Sheet0_cell4" office:value-type="string" calcext:value-type="string">
            <text:p><text:span text:style-name="T2">X</text:span></text:p>
          </table:table-cell>
          <table:table-cell office:value-type="string" calcext:value-type="string">
            <text:p><text:span text:style-name="T2">Adobe Acrobat</text:span></text:p>
          </table:table-cell>
          <table:table-cell office:value-type="string" calcext:value-type="string">
            <text:p><text:span text:style-name="T2">2005</text:span></text:p>
          </table:table-cell>
          <table:table-cell office:value-type="string" calcext:value-type="string">
            <text:p><text:span text:style-name="T2">General Public License</text:span></text:p>
          </table:table-cell>
          <table:table-cell office:value-type="string" calcext:value-type="string">
            <text:p><text:span text:style-name="T2">GNOME</text:span></text:p>
          </table:table-cell>
          <table:table-cell office:value-type="string" calcext:value-type="string">
            <text:p><text:a xlink:href="https://wiki.gnome.org/Apps/Evince" xlink:type="simple">https://wiki.gnome.org/Apps/Evince</text:a></text:p>
          </table:table-cell>
          <table:table-cell office:value-type="string" calcext:value-type="string">
            <text:p><text:span text:style-name="T2">-</text:span></text:p>
          </table:table-cell>
        </table:table-row>
        <table:table-row table:style-name="ro1">
          <table:table-cell office:value-type="string" calcext:value-type="string">
            <text:p><text:span text:style-name="T1">WEB TO PRINT SURVIVAL KIT</text:span></text:p>
          </table:table-cell>
          <table:table-cell office:value-type="string" calcext:value-type="string">
            <text:p><text:span text:style-name="T2">WEB TO PRINT - EDITION </text:span></text:p>
          </table:table-cell>
          <table:table-cell table:style-name="Sheet0_cell4" office:value-type="string" calcext:value-type="string">
            <text:p><text:span text:style-name="T2">This survival kit, allows you to make a web-to-print edition on any environment.</text:span></text:p>
            <text:p>Two possibilities are there, either to work with a http server or directly in local file.</text:p>
          </table:table-cell>
          <table:table-cell office:value-type="string" calcext:value-type="string">
            <text:p><text:span text:style-name="T2">-</text:span></text:p>
          </table:table-cell>
          <table:table-cell office:value-type="string" calcext:value-type="string">
            <text:p><text:span text:style-name="T2">2022</text:span></text:p>
          </table:table-cell>
          <table:table-cell office:value-type="string" calcext:value-type="string">
            <text:p><text:span text:style-name="T2">-</text:span></text:p>
          </table:table-cell>
          <table:table-cell office:value-type="string" calcext:value-type="string">
            <text:p><text:span text:style-name="T2">Studio Luuse</text:span></text:p>
          </table:table-cell>
          <table:table-cell office:value-type="string" calcext:value-type="string">
            <text:p><text:a xlink:href="https://gitlab.com/Luuse/Luuse.tools/web-to-print-survival-kit/" xlink:type="simple">https://gitlab.com/Luuse/Luuse.tools/web-to-print-survival-kit/</text:a></text:p>
          </table:table-cell>
          <table:table-cell office:value-type="string" calcext:value-type="string">
            <text:p><text:a xlink:href="https://gitlab.com/Luuse/Luuse.tools/web-to-print-survival-kit/" xlink:type="simple">https://gitlab.com/Luuse/Luuse.tools/web-to-print-survival-kit/</text:a></text:p>
          </table:table-cell>
        </table:table-row>
        <table:table-row table:style-name="ro1">
          <table:table-cell office:value-type="string" calcext:value-type="string">
            <text:p><text:span text:style-name="T1">PAGED.JS</text:span></text:p>
          </table:table-cell>
          <table:table-cell office:value-type="string" calcext:value-type="string">
            <text:p><text:span text:style-name="T2">WEBTOPRINT</text:span></text:p>
          </table:table-cell>
          <table:table-cell office:value-type="string" calcext:value-type="string">
            <text:p><text:span text:style-name="T2">Bibliothèque javascript qui pagine le contenu dans le navigateur pour créer une sortie PDF à partir de n'importe quel contenu HTML.</text:span></text:p>
          </table:table-cell>
          <table:table-cell office:value-type="string" calcext:value-type="string">
            <text:p><text:span text:style-name="T2">Adobe Indesign</text:span></text:p>
          </table:table-cell>
          <table:table-cell office:value-type="string" calcext:value-type="string">
            <text:p><text:span text:style-name="T2">2019</text:span></text:p>
          </table:table-cell>
          <table:table-cell office:value-type="string" calcext:value-type="string">
            <text:p><text:span text:style-name="T2">MIT License</text:span></text:p>
          </table:table-cell>
          <table:table-cell office:value-type="string" calcext:value-type="string">
            <text:p><text:span text:style-name="T2">Coko</text:span></text:p>
          </table:table-cell>
          <table:table-cell office:value-type="string" calcext:value-type="string">
            <text:p><text:a xlink:href="https://pagedjs.org/" xlink:type="simple">https://pagedjs.org/</text:a></text:p>
          </table:table-cell>
          <table:table-cell office:value-type="string" calcext:value-type="string">
            <text:p><text:a xlink:href="https://pagedjs.org/documentation/" xlink:type="simple">https://pagedjs.org/documentation/</text:a></text:p>
          </table:table-cell>
        </table:table-row>
        <table:table-row table:style-name="ro1">
          <table:table-cell office:value-type="string" calcext:value-type="string">
            <text:p><text:span text:style-name="T1">NEATNIK CALENDAR</text:span></text:p>
          </table:table-cell>
          <table:table-cell office:value-type="string" calcext:value-type="string">
            <text:p><text:span text:style-name="T2">WEBTOPRINT</text:span></text:p>
          </table:table-cell>
          <table:table-cell office:value-type="string" calcext:value-type="string">
            <text:p><text:span text:style-name="T2">Calendrier en ligne prêt à l’impression. Il tient automatiquement sur une seule feuille de papier, quel que soit son format.</text:span></text:p>
          </table:table-cell>
          <table:table-cell office:value-type="string" calcext:value-type="string">
            <text:p><text:span text:style-name="T2">-</text:span></text:p>
          </table:table-cell>
          <table:table-cell office:value-type="string" calcext:value-type="string">
            <text:p><text:span text:style-name="T2">2022</text:span></text:p>
          </table:table-cell>
          <table:table-cell office:value-type="string" calcext:value-type="string">
            <text:p><text:span text:style-name="T2">MIT License</text:span></text:p>
          </table:table-cell>
          <table:table-cell office:value-type="string" calcext:value-type="string">
            <text:p><text:span text:style-name="T2">Adam Newbold (Neatnik)</text:span></text:p>
          </table:table-cell>
          <table:table-cell office:value-type="string" calcext:value-type="string">
            <text:p><text:a xlink:href="https://neatnik.net/calendar/" xlink:type="simple">https://neatnik.net/calendar/</text:a></text:p>
          </table:table-cell>
          <table:table-cell office:value-type="string" calcext:value-type="string">
            <text:p><text:a xlink:href="https://github.com/neatnik/calendar" xlink:type="simple">https://github.com/neatnik/calendar</text:a></text:p>
          </table:table-cell>
        </table:table-row>
        <table:table-row table:style-name="ro1">
          <table:table-cell office:value-type="string" calcext:value-type="string">
            <text:p><text:span text:style-name="T1">HTML2PRINT</text:span></text:p>
          </table:table-cell>
          <table:table-cell office:value-type="string" calcext:value-type="string">
            <text:p><text:span text:style-name="T2">WEBTOPRINT</text:span></text:p>
          </table:table-cell>
          <table:table-cell office:value-type="string" calcext:value-type="string">
            <text:p><text:span text:style-name="T2">Exemple minimal pour démarrer un projet d'impression en utilisant HTML, less/CSS et Javascript/Jquery pour le concevoir. Il est aujourd’hui obsolète. </text:span></text:p>
          </table:table-cell>
          <table:table-cell office:value-type="string" calcext:value-type="string">
            <text:p><text:span text:style-name="T2">Adobe Indesign</text:span></text:p>
          </table:table-cell>
          <table:table-cell office:value-type="string" calcext:value-type="string">
            <text:p><text:span text:style-name="T2">2015</text:span></text:p>
          </table:table-cell>
          <table:table-cell office:value-type="string" calcext:value-type="string">
            <text:p><text:span text:style-name="T2">-</text:span></text:p>
          </table:table-cell>
          <table:table-cell office:value-type="string" calcext:value-type="string">
            <text:p><text:span text:style-name="T2">Opensource Publishing</text:span></text:p>
          </table:table-cell>
          <table:table-cell office:value-type="string" calcext:value-type="string">
            <text:p><text:a xlink:href="http://osp.kitchen/tools/html2print/" xlink:type="simple">http://osp.kitchen/tools/html2print/</text:a></text:p>
          </table:table-cell>
          <table:table-cell office:value-type="string" calcext:value-type="string">
            <text:p><text:a xlink:href="http://osp.kitchen/tools/html2print/tree/master/Documentation.md#project-detail-files" xlink:type="simple">http://osp.kitchen/tools/html2print/tree/master/Documentation.md#project-detail-files</text:a></text:p>
          </table:table-cell>
        </table:table-row>
        <table:table-row table:style-name="ro1">
          <table:table-cell office:value-type="string" calcext:value-type="string">
            <text:p><text:span text:style-name="T1">LETTER</text:span></text:p>
          </table:table-cell>
          <table:table-cell office:value-type="string" calcext:value-type="string">
            <text:p><text:span text:style-name="T2">WEBTOPRINT</text:span></text:p>
          </table:table-cell>
          <table:table-cell office:value-type="string" calcext:value-type="string">
            <text:p><text:span text:style-name="T2">Letter est un outil simple et personnalisable pour créer des lettres dans votre navigateur.</text:span></text:p>
          </table:table-cell>
          <table:table-cell office:value-type="string" calcext:value-type="string">
            <text:p><text:span text:style-name="T2">Lettres</text:span></text:p>
          </table:table-cell>
          <table:table-cell office:value-type="string" calcext:value-type="string">
            <text:p><text:span text:style-name="T2">2019</text:span></text:p>
          </table:table-cell>
          <table:table-cell office:value-type="string" calcext:value-type="string">
            <text:p><text:span text:style-name="T2">MIT License</text:span></text:p>
          </table:table-cell>
          <table:table-cell office:value-type="string" calcext:value-type="string">
            <text:p><text:span text:style-name="T2">Bastian Allgeier</text:span></text:p>
          </table:table-cell>
          <table:table-cell office:value-type="string" calcext:value-type="string">
            <text:p><text:a xlink:href="https://github.com/bastianallgeier/letter" xlink:type="simple">https://github.com/bastianallgeier/letter</text:a></text:p>
          </table:table-cell>
          <table:table-cell office:value-type="string" calcext:value-type="string">
            <text:p><text:a xlink:href="https://github.com/bastianallgeier/letter/blob/master/README.md" xlink:type="simple">https://github.com/bastianallgeier/letter/blob/master/README.md</text:a></text:p>
          </table:table-cell>
        </table:table-row>
        <table:table-row table:style-name="ro1">
          <table:table-cell office:value-type="string" calcext:value-type="string">
            <text:p><text:span text:style-name="T1">WEASYPRINT</text:span></text:p>
          </table:table-cell>
          <table:table-cell office:value-type="string" calcext:value-type="string">
            <text:p><text:span text:style-name="T2">WEBTOPRINT</text:span></text:p>
          </table:table-cell>
          <table:table-cell office:value-type="string" calcext:value-type="string">
            <text:p><text:span text:style-name="T2">Librairie Python dédiée à la mise en page de documents HTML</text:span></text:p>
          </table:table-cell>
          <table:table-cell office:value-type="string" calcext:value-type="string">
            <text:p><text:span text:style-name="T2">PDF</text:span></text:p>
          </table:table-cell>
          <table:table-cell office:value-type="string" calcext:value-type="string">
            <text:p><text:span text:style-name="T2">2011</text:span></text:p>
          </table:table-cell>
          <table:table-cell office:value-type="string" calcext:value-type="string">
            <text:p><text:span text:style-name="T2">Berkeley Software Distribution License</text:span></text:p>
          </table:table-cell>
          <table:table-cell office:value-type="string" calcext:value-type="string">
            <text:p><text:span text:style-name="T2">Kozea</text:span></text:p>
          </table:table-cell>
          <table:table-cell office:value-type="string" calcext:value-type="string">
            <text:p><text:span text:style-name="T2">▶ </text:span><text:span text:style-name="T2"><text:a xlink:href="https://weasyprint.org/" xlink:type="simple">https://weasyprint.org/</text:a></text:span></text:p>
            <text:p><text:span text:style-name="T2">▶ </text:span><text:span text:style-name="T2"><text:a xlink:href="https://pypi.org/project/weasyprint/" xlink:type="simple">https://pypi.org/project/weasyprint/</text:a></text:span></text:p>
          </table:table-cell>
          <table:table-cell office:value-type="string" calcext:value-type="string">
            <text:p><text:a xlink:href="https://doc.courtbouillon.org/weasyprint/stable/" xlink:type="simple">https://doc.courtbouillon.org/weasyprint/stable/</text:a></text:p>
          </table:table-cell>
        </table:table-row>
        <table:table-row table:style-name="ro1">
          <table:table-cell office:value-type="string" calcext:value-type="string">
            <text:p><text:span text:style-name="T1">PDFutils</text:span></text:p>
          </table:table-cell>
          <table:table-cell office:value-type="string" calcext:value-type="string">
            <text:p><text:span text:style-name="T2">WEBTOPRINT</text:span></text:p>
          </table:table-cell>
          <table:table-cell office:value-type="string" calcext:value-type="string">
            <text:p><text:span text:style-name="T2">Manipulation PDF séparation couleurs</text:span></text:p>
          </table:table-cell>
          <table:table-cell office:value-type="string" calcext:value-type="string">
            <text:p><text:span text:style-name="T2">-</text:span></text:p>
          </table:table-cell>
          <table:table-cell office:value-type="string" calcext:value-type="string">
            <text:p><text:span text:style-name="T2">2016</text:span></text:p>
          </table:table-cell>
          <table:table-cell office:value-type="string" calcext:value-type="string">
            <text:p><text:span text:style-name="T2">-</text:span></text:p>
          </table:table-cell>
          <table:table-cell office:value-type="string" calcext:value-type="string">
            <text:p><text:span text:style-name="T2">OSP</text:span></text:p>
          </table:table-cell>
          <table:table-cell office:value-type="string" calcext:value-type="string">
            <text:p><text:a xlink:href="https://github.com/osp/PDFutils" xlink:type="simple">https://github.com/osp/PDFutils</text:a></text:p>
          </table:table-cell>
          <table:table-cell office:value-type="string" calcext:value-type="string">
            <text:p><text:a xlink:href="https://github.com/osp/PDFutils" xlink:type="simple">https://github.com/osp/PDFutils</text:a></text:p>
          </table:table-cell>
        </table:table-row>
        <table:table-row table:style-name="ro1">
          <table:table-cell office:value-type="string" calcext:value-type="string">
            <text:p><text:span text:style-name="T1">JZIN</text:span></text:p>
          </table:table-cell>
          <table:table-cell office:value-type="string" calcext:value-type="string">
            <text:p><text:span text:style-name="T2">WEBTOPRINT</text:span></text:p>
          </table:table-cell>
          <table:table-cell office:value-type="string" calcext:value-type="string">
            <text:p><text:span text:style-name="T2">Permet de convertir des fichiers JSON spécialement formatés en PDF. Ces PDF sont destinés à être imprimés sous forme de livres, de petits livrets, de zines, etc.</text:span></text:p>
          </table:table-cell>
          <table:table-cell office:value-type="string" calcext:value-type="string">
            <text:p><text:span text:style-name="T2">-</text:span></text:p>
          </table:table-cell>
          <table:table-cell office:value-type="string" calcext:value-type="string">
            <text:p><text:span text:style-name="T2">2016</text:span></text:p>
          </table:table-cell>
          <table:table-cell office:value-type="string" calcext:value-type="string">
            <text:p><text:span text:style-name="T2">-</text:span></text:p>
          </table:table-cell>
          <table:table-cell office:value-type="string" calcext:value-type="string">
            <text:p><text:span text:style-name="T2">J</text:span><text:span text:style-name="T10">on </text:span><text:span text:style-name="T2">V</text:span><text:span text:style-name="T10">an</text:span><text:span text:style-name="T2"> O</text:span><text:span text:style-name="T10">ast</text:span></text:p>
          </table:table-cell>
          <table:table-cell office:value-type="string" calcext:value-type="string">
            <text:p><text:a xlink:href="https://github.com/naknomum/jzin" xlink:type="simple">https://github.com/naknomum/jzin</text:a></text:p>
          </table:table-cell>
          <table:table-cell office:value-type="string" calcext:value-type="string">
            <text:p><text:a xlink:href="https://github.com/naknomum/jzin" xlink:type="simple">https://github.com/naknomum/jzin</text:a></text:p>
          </table:table-cell>
        </table:table-row>
        <table:table-row table:style-name="ro1">
          <table:table-cell table:style-name="Sheet0_cell7" office:value-type="string" calcext:value-type="string">
            <text:p><text:span text:style-name="T1">POSTERATOR</text:span></text:p>
          </table:table-cell>
          <table:table-cell table:style-name="Sheet0_cell8" office:value-type="string" calcext:value-type="string">
            <text:p><text:span text:style-name="T2">WEBTOPRINT</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8" office:value-type="string" calcext:value-type="string">
            <text:p><text:a xlink:href="https://furter.github.io/specimen-hybrides/Presentation/posterator/index.html#" xlink:type="simple">https://furter.github.io/specimen-hybrides/Presentation/posterator/index.html#</text:a></text:p>
          </table:table-cell>
          <table:table-cell table:style-name="Sheet0_cell4" office:value-type="string" calcext:value-type="string">
            <text:p><text:span text:style-name="T2">X</text:span></text:p>
          </table:table-cell>
        </table:table-row>
        <table:table-row table:style-name="ro1">
          <table:table-cell office:value-type="string" calcext:value-type="string">
            <text:p><text:span text:style-name="T1">HTML2CANVAS</text:span></text:p>
          </table:table-cell>
          <table:table-cell office:value-type="string" calcext:value-type="string">
            <text:p><text:span text:style-name="T2">WEBTOPRINT</text:span></text:p>
          </table:table-cell>
          <table:table-cell table:style-name="Sheet0_cell4" office:value-type="string" calcext:value-type="string">
            <text:p><text:span text:style-name="T2">X</text:span></text:p>
          </table:table-cell>
          <table:table-cell office:value-type="string" calcext:value-type="string">
            <text:p><text:span text:style-name="T2">-</text:span></text:p>
          </table:table-cell>
          <table:table-cell table:style-name="Sheet0_cell4" office:value-type="string" calcext:value-type="string">
            <text:p><text:span text:style-name="T2">X</text:span></text:p>
          </table:table-cell>
          <table:table-cell office:value-type="string" calcext:value-type="string">
            <text:p><text:span text:style-name="T2">MIT License</text:span></text:p>
          </table:table-cell>
          <table:table-cell office:value-type="string" calcext:value-type="string">
            <text:p><text:span text:style-name="T2">Niklas von Hertzen</text:span></text:p>
          </table:table-cell>
          <table:table-cell office:value-type="string" calcext:value-type="string">
            <text:p><text:a xlink:href="https://html2canvas.hertzen.com/" xlink:type="simple">https://html2canvas.hertzen.com/</text:a></text:p>
          </table:table-cell>
          <table:table-cell office:value-type="string" calcext:value-type="string">
            <text:p><text:a xlink:href="https://html2canvas.hertzen.com/documentation" xlink:type="simple">https://html2canvas.hertzen.com/documentation</text:a></text:p>
          </table:table-cell>
        </table:table-row>
        <table:table-row table:style-name="ro1">
          <table:table-cell office:value-type="string" calcext:value-type="string">
            <text:p><text:span text:style-name="T1">LaTeX CSS</text:span></text:p>
          </table:table-cell>
          <table:table-cell office:value-type="string" calcext:value-type="string">
            <text:p><text:span text:style-name="T2">WEBTOPRINT</text:span></text:p>
          </table:table-cell>
          <table:table-cell table:style-name="Sheet0_cell4" office:value-type="string" calcext:value-type="string">
            <text:p><text:span text:style-name="T2">X</text:span></text:p>
          </table:table-cell>
          <table:table-cell office:value-type="string" calcext:value-type="string">
            <text:p><text:span text:style-name="T2">-</text:span></text:p>
          </table:table-cell>
          <table:table-cell office:value-type="string" calcext:value-type="string">
            <text:p><text:span text:style-name="T2">2020</text:span></text:p>
          </table:table-cell>
          <table:table-cell office:value-type="string" calcext:value-type="string">
            <text:p><text:span text:style-name="T2">MIT License</text:span></text:p>
          </table:table-cell>
          <table:table-cell office:value-type="string" calcext:value-type="string">
            <text:p><text:span text:style-name="T2">Vincent Dörig</text:span></text:p>
          </table:table-cell>
          <table:table-cell office:value-type="string" calcext:value-type="string">
            <text:p><text:a xlink:href="https://latex.vercel.app/" xlink:type="simple">https://latex.vercel.app/</text:a></text:p>
          </table:table-cell>
          <table:table-cell office:value-type="string" calcext:value-type="string">
            <text:p><text:a xlink:href="https://latex.vercel.app/" xlink:type="simple">https://latex.vercel.app/</text:a></text:p>
          </table:table-cell>
        </table:table-row>
        <table:table-row table:style-name="ro1">
          <table:table-cell office:value-type="string" calcext:value-type="string">
            <text:p><text:span text:style-name="T1">ppp.css — PrePostPrint only css framework</text:span></text:p>
          </table:table-cell>
          <table:table-cell office:value-type="string" calcext:value-type="string">
            <text:p><text:span text:style-name="T2">WEBTOPRINT</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 Quentin Juhel</text:span></text:p>
            <text:p>▶ Prepostprint</text:p>
          </table:table-cell>
          <table:table-cell table:style-name="Sheet0_cell4" office:value-type="string" calcext:value-type="string">
            <text:p><text:a xlink:href="https://gitlab.com/prepostprint/ppp.css" xlink:type="simple">https://gitlab.com/prepostprint/ppp.css</text:a></text:p>
          </table:table-cell>
          <table:table-cell table:style-name="Sheet0_cell4" office:value-type="string" calcext:value-type="string">
            <text:p><text:span text:style-name="T2">X</text:span></text:p>
          </table:table-cell>
        </table:table-row>
        <table:table-row table:style-name="ro1">
          <table:table-cell office:value-type="string" calcext:value-type="string">
            <text:p><text:span text:style-name="T1">PAD2PRINT</text:span></text:p>
          </table:table-cell>
          <table:table-cell office:value-type="string" calcext:value-type="string">
            <text:p><text:span text:style-name="T2">WEBTOPRINT - collaboratif</text:span></text:p>
          </table:table-cell>
          <table:table-cell office:value-type="string" calcext:value-type="string">
            <text:p><text:span text:style-name="T2">Outil de mise en page de documents imprimés collaboratif dans le navigateur web. Il utilise des pads sur lesquels il est possible d'éditer le css et permet une prévisualisation en temps réel de la double-page.</text:span></text:p>
          </table:table-cell>
          <table:table-cell office:value-type="string" calcext:value-type="string">
            <text:p><text:span text:style-name="T2">Adobe Indesign</text:span></text:p>
          </table:table-cell>
          <table:table-cell office:value-type="string" calcext:value-type="string">
            <text:p><text:span text:style-name="T2">2019</text:span></text:p>
          </table:table-cell>
          <table:table-cell office:value-type="string" calcext:value-type="string">
            <text:p><text:span text:style-name="T2">General Public License</text:span></text:p>
          </table:table-cell>
          <table:table-cell office:value-type="string" calcext:value-type="string">
            <text:p><text:span text:style-name="T2">Studio Luuse</text:span></text:p>
          </table:table-cell>
          <table:table-cell office:value-type="string" calcext:value-type="string">
            <text:p><text:a xlink:href="https://gitlab.com/Luuse/pad2print" xlink:type="simple">https://gitlab.com/Luuse/pad2print</text:a></text:p>
          </table:table-cell>
          <table:table-cell office:value-type="string" calcext:value-type="string">
            <text:p><text:a xlink:href="https://gitlab.com/Luuse/pad2print/-/blob/master/README.md" xlink:type="simple">https://gitlab.com/Luuse/pad2print/-/blob/master/README.md</text:a></text:p>
          </table:table-cell>
        </table:table-row>
        <table:table-row table:style-name="ro1">
          <table:table-cell office:value-type="string" calcext:value-type="string">
            <text:p><text:span text:style-name="T1">Octomode</text:span></text:p>
          </table:table-cell>
          <table:table-cell office:value-type="string" calcext:value-type="string">
            <text:p><text:span text:style-name="T2">WEBTOPRINT - collaboratif</text:span></text:p>
          </table:table-cell>
          <table:table-cell office:value-type="string" calcext:value-type="string">
            <text:p><text:span text:style-name="T2">Un espace d'édition collectif pour la création de PDF</text:span></text:p>
          </table:table-cell>
          <table:table-cell office:value-type="string" calcext:value-type="string">
            <text:p><text:span text:style-name="T2">-</text:span></text:p>
          </table:table-cell>
          <table:table-cell table:style-name="Sheet0_cell4" office:value-type="string" calcext:value-type="string">
            <text:p><text:span text:style-name="T2">X</text:span></text:p>
          </table:table-cell>
          <table:table-cell office:value-type="string" calcext:value-type="string">
            <text:p><text:span text:style-name="T8">Collective Conditions For Re-use</text:span></text:p>
          </table:table-cell>
          <table:table-cell office:value-type="string" calcext:value-type="string">
            <text:p><text:span text:style-name="T2">Varia</text:span></text:p>
          </table:table-cell>
          <table:table-cell office:value-type="string" calcext:value-type="string">
            <text:p><text:a xlink:href="https://git.vvvvvvaria.org/varia/octomode" xlink:type="simple">https://git.vvvvvvaria.org/varia/octomode</text:a></text:p>
          </table:table-cell>
          <table:table-cell office:value-type="string" calcext:value-type="string">
            <text:p><text:a xlink:href="https://cc.vvvvvvaria.org/wiki/Octomode" xlink:type="simple">https://cc.vvvvvvaria.org/wiki/Octomode</text:a></text:p>
          </table:table-cell>
        </table:table-row>
        <table:table-row table:style-name="ro1">
          <table:table-cell office:value-type="string" calcext:value-type="string">
            <text:p><text:span text:style-name="T1">Collabprint</text:span></text:p>
          </table:table-cell>
          <table:table-cell office:value-type="string" calcext:value-type="string">
            <text:p><text:span text:style-name="T2">WEBTOPRINT - collaboratif</text:span></text:p>
          </table:table-cell>
          <table:table-cell office:value-type="string" calcext:value-type="string">
            <text:p><text:span text:style-name="T2">Un outil collaboratif basé sur paged.js via lequel contenu et mise en forme peuvent être modifiés (collaborativement…) en temps réel.</text:span></text:p>
          </table:table-cell>
          <table:table-cell table:style-name="Sheet0_cell4" office:value-type="string" calcext:value-type="string">
            <text:p><text:span text:style-name="T2">X</text:span></text:p>
          </table:table-cell>
          <table:table-cell office:value-type="string" calcext:value-type="string">
            <text:p><text:span text:style-name="T2">2022</text:span></text:p>
          </table:table-cell>
          <table:table-cell office:value-type="string" calcext:value-type="string">
            <text:p><text:span text:style-name="T2">General Public License</text:span></text:p>
          </table:table-cell>
          <table:table-cell office:value-type="string" calcext:value-type="string">
            <text:p><text:span text:style-name="T9">Quentin Juhel (fork de </text:span><text:span text:style-name="T9"><text:a xlink:href="http://osp.kitchen/tools/ether2html/" xlink:type="simple">ether2html</text:a></text:span><text:span text:style-name="T2"> </text:span><text:span text:style-name="T10">par OSP)</text:span></text:p>
          </table:table-cell>
          <table:table-cell office:value-type="string" calcext:value-type="string">
            <text:p><text:a xlink:href="https://gitlab.com/quentinjuhel/collabprint" xlink:type="simple">https://gitlab.com/quentinjuhel/collabprint</text:a></text:p>
          </table:table-cell>
          <table:table-cell table:style-name="Sheet0_cell4" office:value-type="string" calcext:value-type="string">
            <text:p><text:span text:style-name="T2">X</text:span></text:p>
          </table:table-cell>
        </table:table-row>
        <table:table-row table:style-name="ro1">
          <table:table-cell office:value-type="string" calcext:value-type="string">
            <text:p><text:span text:style-name="T1">Libreto</text:span></text:p>
          </table:table-cell>
          <table:table-cell office:value-type="string" calcext:value-type="string">
            <text:p><text:span text:style-name="T2">WEBTOPRINT - collaboratif</text:span></text:p>
          </table:table-cell>
          <table:table-cell office:value-type="string" calcext:value-type="string">
            <text:p><text:span text:style-name="T2">Carnet de note collaboratif fondé sur etherpad. Il peut devenir un mini-site, le carnet de bord d'un workshop ou le support de rédaction d'un livre collectif.</text:span></text:p>
          </table:table-cell>
          <table:table-cell office:value-type="string" calcext:value-type="string">
            <text:p><text:span text:style-name="T2">-</text:span></text:p>
          </table:table-cell>
          <table:table-cell office:value-type="string" calcext:value-type="string">
            <text:p><text:span text:style-name="T2">2019</text:span></text:p>
          </table:table-cell>
          <table:table-cell office:value-type="string" calcext:value-type="string">
            <text:p><text:span text:style-name="T2">General Public License</text:span></text:p>
          </table:table-cell>
          <table:table-cell office:value-type="string" calcext:value-type="string">
            <text:p><text:span text:style-name="T2">Pierre Tandille</text:span></text:p>
          </table:table-cell>
          <table:table-cell office:value-type="string" calcext:value-type="string">
            <text:p><text:a xlink:href="https://libreto.net/" xlink:type="simple">https://libreto.net/</text:a></text:p>
          </table:table-cell>
          <table:table-cell office:value-type="string" calcext:value-type="string">
            <text:p><text:a xlink:href="https://github.com/zamentur/libreto" xlink:type="simple">https://github.com/zamentur/libreto</text:a></text:p>
          </table:table-cell>
        </table:table-row>
        <table:table-row table:style-name="ro1">
          <table:table-cell office:value-type="string" calcext:value-type="string">
            <text:p><text:span text:style-name="T1">CairoSVG</text:span></text:p>
          </table:table-cell>
          <table:table-cell table:style-name="Sheet0_cell4" office:value-type="string" calcext:value-type="string">
            <text:p><text:span text:style-name="T2">X</text:span></text:p>
          </table:table-cell>
          <table:table-cell office:value-type="string" calcext:value-type="string">
            <text:p><text:span text:style-name="T2">Convertisseur de fichiers SVG en PDF et PNG.</text:span></text:p>
          </table:table-cell>
          <table:table-cell table:style-name="Sheet0_cell4" office:value-type="string" calcext:value-type="string">
            <text:p><text:span text:style-name="T2">X</text:span></text:p>
          </table:table-cell>
          <table:table-cell office:value-type="string" calcext:value-type="string">
            <text:p><text:span text:style-name="T2">2012</text:span></text:p>
          </table:table-cell>
          <table:table-cell office:value-type="string" calcext:value-type="string">
            <text:p><text:span text:style-name="T2">Lesser General Public License</text:span></text:p>
          </table:table-cell>
          <table:table-cell office:value-type="string" calcext:value-type="string">
            <text:p><text:span text:style-name="T2">Kozea</text:span><text:span text:style-name="T10"> (</text:span><text:span text:style-name="T10"><text:a xlink:href="https://kozea.fr/" xlink:type="simple">https://kozea.fr/</text:a></text:span><text:span text:style-name="T9">)</text:span></text:p>
          </table:table-cell>
          <table:table-cell office:value-type="string" calcext:value-type="string">
            <text:p><text:a xlink:href="https://cairosvg.org/" xlink:type="simple">https://cairosvg.org/</text:a></text:p>
          </table:table-cell>
          <table:table-cell office:value-type="string" calcext:value-type="string">
            <text:p><text:a xlink:href="https://cairosvg.org/documentation/" xlink:type="simple">https://cairosvg.org/documentation/</text:a></text:p>
          </table:table-cell>
        </table:table-row>
        <table:table-row table:style-name="ro1">
          <table:table-cell office:value-type="string" calcext:value-type="string">
            <text:p><text:span text:style-name="T1">Patatrad</text:span></text:p>
          </table:table-cell>
          <table:table-cell table:style-name="Sheet0_cell4" office:value-type="string" calcext:value-type="string">
            <text:p><text:span text:style-name="T2">X</text:span></text:p>
          </table:table-cell>
          <table:table-cell office:value-type="string" calcext:value-type="string">
            <text:p><text:span text:style-name="T2">Développé dans le cadre des Édition Burn Août. Padatrad permet de traduire collectivement des textes et de les éditer depuis un navigateur web.</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office:value-type="string" calcext:value-type="string">
            <text:p><text:span text:style-name="T2">Yann Trividic </text:span></text:p>
          </table:table-cell>
          <table:table-cell office:value-type="string" calcext:value-type="string">
            <text:p><text:a xlink:href="https://gitlab.com/editionsburnaout/padatrad" xlink:type="simple">https://gitlab.com/editionsburnaout/padatrad</text:a></text:p>
          </table:table-cell>
          <table:table-cell office:value-type="string" calcext:value-type="string">
            <text:p><text:a xlink:href="https://gitlab.com/editionsburnaout/padatrad" xlink:type="simple">https://gitlab.com/editionsburnaout/padatrad</text:a></text:p>
          </table:table-cell>
        </table:table-row>
        <table:table-row table:style-name="ro1">
          <table:table-cell office:value-type="string" calcext:value-type="string">
            <text:p><text:span text:style-name="T1">TIDAL CYCLE </text:span></text:p>
          </table:table-cell>
          <table:table-cell table:style-name="Sheet0_cell4" office:value-type="string" calcext:value-type="string">
            <text:p><text:span text:style-name="T2">X</text:span></text:p>
          </table:table-cell>
          <table:table-cell office:value-type="string" calcext:value-type="string">
            <text:p><text:span text:style-name="T2">Musique codée en direct avec des motifs algorithmiques</text:span></text:p>
          </table:table-cell>
          <table:table-cell table:style-name="Sheet0_cell4" office:value-type="string" calcext:value-type="string">
            <text:p><text:span text:style-name="T2">X</text:span></text:p>
          </table:table-cell>
          <table:table-cell office:value-type="string" calcext:value-type="string">
            <text:p><text:span text:style-name="T2">2009</text:span></text:p>
          </table:table-cell>
          <table:table-cell office:value-type="string" calcext:value-type="string">
            <text:p><text:span text:style-name="T2">General Public License</text:span></text:p>
          </table:table-cell>
          <table:table-cell office:value-type="string" calcext:value-type="string">
            <text:p><text:span text:style-name="T2">Alex McLean</text:span></text:p>
          </table:table-cell>
          <table:table-cell office:value-type="string" calcext:value-type="string">
            <text:p><text:a xlink:href="https://tidalcycles.org/" xlink:type="simple">https://tidalcycles.org/</text:a></text:p>
          </table:table-cell>
          <table:table-cell office:value-type="string" calcext:value-type="string">
            <text:p><text:a xlink:href="https://tidalcycles.org/docs/" xlink:type="simple">https://tidalcycles.org/docs/</text:a></text:p>
          </table:table-cell>
        </table:table-row>
        <table:table-row table:style-name="ro1">
          <table:table-cell office:value-type="string" calcext:value-type="string">
            <text:p><text:span text:style-name="T1">ATROIS</text:span></text:p>
          </table:table-cell>
          <table:table-cell table:style-name="Sheet0_cell4" office:value-type="string" calcext:value-type="string">
            <text:p><text:span text:style-name="T2">X</text:span></text:p>
          </table:table-cell>
          <table:table-cell office:value-type="string" calcext:value-type="string">
            <text:p><text:span text:style-name="T2">Outil frugal dédié à la création de posters A3 dans le navigateur.</text:span></text:p>
          </table:table-cell>
          <table:table-cell table:style-name="Sheet0_cell4" office:value-type="string" calcext:value-type="string">
            <text:p><text:span text:style-name="T2">X</text:span></text:p>
          </table:table-cell>
          <table:table-cell office:value-type="string" calcext:value-type="string">
            <text:p><text:span text:style-name="T2">2021</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Julien Bidoret</text:span></text:p>
          </table:table-cell>
          <table:table-cell office:value-type="string" calcext:value-type="string">
            <text:p><text:span text:style-name="T2">▶ </text:span><text:span text:style-name="T2"><text:a xlink:href="https://github.com/jbidoret/atrois" xlink:type="simple">https://github.com/jbidoret/atrois</text:a></text:span></text:p>
            <text:p><text:span text:style-name="T2">▶ </text:span><text:span text:style-name="T2"><text:a xlink:href="https://maisondeseditions.fr/ideal/tools/atrois/poster.html" xlink:type="simple">https://maisondeseditions.fr/ideal/tools/atrois/poster.html</text:a></text:span></text:p>
          </table:table-cell>
          <table:table-cell table:style-name="Sheet0_cell4" office:value-type="string" calcext:value-type="string">
            <text:p><text:span text:style-name="T2">X</text:span></text:p>
          </table:table-cell>
        </table:table-row>
        <table:table-row table:style-name="ro1">
          <table:table-cell office:value-type="string" calcext:value-type="string">
            <text:p><text:span text:style-name="T1">PURE DATA</text:span></text:p>
          </table:table-cell>
          <table:table-cell table:style-name="Sheet0_cell4" office:value-type="string" calcext:value-type="string">
            <text:p><text:span text:style-name="T2">X</text:span></text:p>
          </table:table-cell>
          <table:table-cell office:value-type="string" calcext:value-type="string">
            <text:p><text:span text:style-name="T2">Système de musique et de graphisme assisté par ordinateur en temps réel.</text:span></text:p>
          </table:table-cell>
          <table:table-cell table:style-name="Sheet0_cell4" office:value-type="string" calcext:value-type="string">
            <text:p><text:span text:style-name="T2">X</text:span></text:p>
          </table:table-cell>
          <table:table-cell office:value-type="string" calcext:value-type="string">
            <text:p><text:span text:style-name="T2">1996</text:span></text:p>
          </table:table-cell>
          <table:table-cell office:value-type="string" calcext:value-type="string">
            <text:p><text:span text:style-name="T2">Berkeley Software Distribution License</text:span></text:p>
          </table:table-cell>
          <table:table-cell office:value-type="string" calcext:value-type="string">
            <text:p><text:span text:style-name="T2">Miller Puckette</text:span></text:p>
          </table:table-cell>
          <table:table-cell office:value-type="string" calcext:value-type="string">
            <text:p><text:a xlink:href="http://puredata.info/" xlink:type="simple">http://puredata.info/</text:a></text:p>
          </table:table-cell>
          <table:table-cell office:value-type="string" calcext:value-type="string">
            <text:p><text:a xlink:href="http://puredata.info/docs" xlink:type="simple">http://puredata.info/docs</text:a></text:p>
          </table:table-cell>
        </table:table-row>
        <table:table-row table:style-name="ro1">
          <table:table-cell office:value-type="string" calcext:value-type="string">
            <text:p><text:span text:style-name="T1">FABRIC.JS</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office:value-type="string" calcext:value-type="string">
            <text:p><text:a xlink:href="http://fabricjs.com/team/" xlink:type="simple">http://fabricjs.com/team/</text:a></text:p>
          </table:table-cell>
          <table:table-cell office:value-type="string" calcext:value-type="string">
            <text:p><text:span text:style-name="T2">▶ </text:span><text:span text:style-name="T2"><text:a xlink:href="http://fabricjs.com/demos/" xlink:type="simple">http://fabricjs.com/demos/</text:a></text:span></text:p>
            <text:p><text:span text:style-name="T2">▶</text:span><text:span text:style-name="T10"> </text:span><text:span text:style-name="T10"><text:a xlink:href="http://fabricjs.com/" xlink:type="simple">http://fabricjs.com/</text:a></text:span></text:p>
          </table:table-cell>
          <table:table-cell office:value-type="string" calcext:value-type="string">
            <text:p><text:a xlink:href="http://fabricjs.com/docs/" xlink:type="simple">http://fabricjs.com/docs/</text:a></text:p>
          </table:table-cell>
        </table:table-row>
        <table:table-row table:style-name="ro1">
          <table:table-cell table:style-name="Sheet0_cell9" office:value-type="string" calcext:value-type="string">
            <text:p><text:span text:style-name="T1"><text:a xlink:href="https://www.luuse.io/projects/deviation/" xlink:type="simple">https://www.luuse.io/projects/deviation/</text:a></text:span><text:span text:style-name="T1"> —&gt; workshop + tool ? </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row>
        <table:table-row table:style-name="ro1">
          <table:table-cell office:value-type="string" calcext:value-type="string">
            <text:p><text:span text:style-name="T1">Ether2html</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office:value-type="string" calcext:value-type="string">
            <text:p><text:a xlink:href="http://osp.kitchen/tools/ether2html/" xlink:type="simple">http://osp.kitchen/tools/ether2html/</text:a></text:p>
          </table:table-cell>
          <table:table-cell table:style-name="Sheet0_cell4" office:value-type="string" calcext:value-type="string">
            <text:p><text:span text:style-name="T2">X</text:span></text:p>
          </table:table-cell>
        </table:table-row>
        <table:table-row table:style-name="ro1">
          <table:table-cell table:style-name="Sheet0_cell9" office:value-type="string" calcext:value-type="string">
            <text:p><text:a xlink:href="http://freenode.net/" xlink:type="simple">freenode.net</text:a></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row>
        <table:table-row table:style-name="ro1">
          <table:table-cell office:value-type="string" calcext:value-type="string">
            <text:p><text:span text:style-name="T1">HTML Patterns</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office:value-type="string" calcext:value-type="string">
            <text:p><text:span text:style-name="T2">-</text:span></text:p>
          </table:table-cell>
          <table:table-cell office:value-type="string" calcext:value-type="string">
            <text:p><text:span text:style-name="T2">2017</text:span></text:p>
          </table:table-cell>
          <table:table-cell office:value-type="string" calcext:value-type="string">
            <text:p><text:span text:style-name="T2">-</text:span></text:p>
          </table:table-cell>
          <table:table-cell office:value-type="string" calcext:value-type="string">
            <text:p><text:span text:style-name="T2">John Caserta</text:span></text:p>
          </table:table-cell>
          <table:table-cell office:value-type="string" calcext:value-type="string">
            <text:p><text:span text:style-name="T2">▶ </text:span><text:span text:style-name="T2"><text:a xlink:href="https://johncaserta.com/htmlpatterns.html" xlink:type="simple">https://johncaserta.com/htmlpatterns.html</text:a></text:span></text:p>
            <text:p><text:span text:style-name="T2">▶ </text:span><text:span text:style-name="T2"><text:a xlink:href="https://github.com/jcaserta/html-patterns" xlink:type="simple">https://github.com/jcaserta/html-patterns</text:a></text:span></text:p>
          </table:table-cell>
          <table:table-cell office:value-type="string" calcext:value-type="string">
            <text:p><text:a xlink:href="https://github.com/jcaserta/html-patterns" xlink:type="simple">https://github.com/jcaserta/html-patterns</text:a></text:p>
          </table:table-cell>
        </table:table-row>
        <table:table-row table:style-name="ro1">
          <table:table-cell table:style-name="Sheet0_cell9" office:value-type="string" calcext:value-type="string">
            <text:p><text:a xlink:href="http://pdfmake.org/#/" xlink:type="simple">http://pdfmake.org/#/</text:a></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row>
        <table:table-row table:style-name="ro1">
          <table:table-cell table:style-name="Sheet0_cell9" office:value-type="string" calcext:value-type="string">
            <text:p><text:a xlink:href="https://computedlayout.tumblr.com/post/106907944123/html-2-print-by-open-source-publishing" xlink:type="simple">https://computedlayout.tumblr.com/post/106907944123/html-2-print-by-open-source-publishing</text:a></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row>
        <table:table-row table:style-name="ro1">
          <table:table-cell table:style-name="Sheet0_cell9"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row>
        <table:table-row table:style-name="ro1">
          <table:table-cell table:style-name="Sheet0_cell9" office:value-type="string" calcext:value-type="string">
            <text:p><text:a xlink:href="https://github.com/mnater/Hyphenopoly" xlink:type="simple">https://github.com/mnater/Hyphenopoly</text:a></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row>
        <table:table-row table:style-name="ro1">
          <table:table-cell table:style-name="Sheet0_cell9" office:value-type="string" calcext:value-type="string">
            <text:p><text:a xlink:href="https://gitlab.com/nicolastaf/pagedjs-reload-in-place" xlink:type="simple">https://gitlab.com/nicolastaf/pagedjs-reload-in-place</text:a></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row>
        <table:table-row table:style-name="ro1">
          <table:table-cell table:style-name="Sheet0_cell10" office:value-type="string" calcext:value-type="string">
            <text:p><text:a xlink:href="https://osp-kitchen.gitlab.io/workshop_esad-amiens_giants/" xlink:type="simple">https://osp-kitchen.gitlab.io/workshop_esad-amiens_giants/</text:a></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row>
        <table:table-row table:style-name="ro1">
          <table:table-cell table:style-name="Sheet0_cell9" office:value-type="string" calcext:value-type="string">
            <text:p><text:a xlink:href="https://raphaelbastide.com/fragile-forge/" xlink:type="simple">https://raphaelbastide.com/fragile-forge/</text:a></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row>
        <table:table-row table:style-name="ro1">
          <table:table-cell table:style-name="Sheet0_cell9" office:value-type="string" calcext:value-type="string">
            <text:p><text:span text:style-name="T1">Our Collaborative Tools : catalogue participatif en ligne, répertoriant un ensemble de projets numériques participatifs, un atelier du Random(lab) (ESADSE) avec David-Olivier Lartigaud, Cléa Di Fabio (ESADSE – Digital Tools for Creative Collaboration) et Jérémie Nuel (ESADSE – Digital Tools for Creative Collaboration)</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row>
        <table:table-row table:style-name="ro1">
          <table:table-cell table:style-name="Sheet0_cell9" office:value-type="string" calcext:value-type="string">
            <text:p><text:span text:style-name="T1">SOUS-OUTIL WEB 2 PRINT</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row>
        <table:table-row table:style-name="ro1">
          <table:table-cell table:style-name="Sheet0_cell9" office:value-type="string" calcext:value-type="string">
            <text:p><text:span text:style-name="T1">Voir plus d’outils plus tard </text:span><text:span text:style-name="T3">: </text:span><text:span text:style-name="T3"><text:a xlink:href="https://ateliers.esad-pyrenees.fr/web/" xlink:type="simple">https://ateliers.esad-pyrenees.fr/web/</text:a></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row>
        <table:table-row table:style-name="ro1">
          <table:table-cell office:value-type="string" calcext:value-type="string">
            <text:p><text:span text:style-name="T4">Si le paradigme vous intéresse plus que la traduction collective en tant que telle, peut-être trouverez-vous votre bonheur ici : </text:span><text:span text:style-name="T4"><text:a xlink:href="http://osp.kitchen/tools/ethertoff/" xlink:type="simple">Ethertoff</text:a></text:span><text:span text:style-name="T4"> ou </text:span><text:span text:style-name="T4"><text:a xlink:href="http://osp.kitchen/tools/ether2html/" xlink:type="simple">Ether2html</text:a></text:span><text:span text:style-name="T4"> d’Open Source Publishing, ou encore </text:span><text:span text:style-name="T4"><text:a xlink:href="https://pinkmypad.net/" xlink:type="simple">Pink my pad!</text:a></text:span><text:span text:style-name="T4"> de Nicolas Sauret</text:span><text:span text:style-name="T5">1</text:span><text:span text:style-name="T6">.</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row>
        <table:table-row table:style-name="ro1">
          <table:table-cell office:value-type="string" calcext:value-type="string">
            <text:p><text:span text:style-name="T1">CHATTYPUB H&amp;D</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row>
        <table:table-row table:style-name="ro1">
          <table:table-cell office:value-type="string" calcext:value-type="string">
            <text:p><text:span text:style-name="T2">RADICALE</text:span></text:p>
          </table:table-cell>
          <table:table-cell table:style-name="Sheet0_cell4" office:value-type="string" calcext:value-type="string">
            <text:p><text:a xlink:href="https://radicale.org/v3.html" xlink:type="simple">https://radicale.org/v3.html</text:a></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row>
        <table:table-row table:style-name="ro1">
          <table:table-cell office:value-type="string" calcext:value-type="string">
            <text:p><text:span text:style-name="T2">CAIROSVG</text:span></text:p>
          </table:table-cell>
          <table:table-cell table:style-name="Sheet0_cell4" office:value-type="string" calcext:value-type="string">
            <text:p><text:a xlink:href="https://cairosvg.org/" xlink:type="simple">https://cairosvg.org/</text:a></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row>
        <table:table-row table:style-name="ro1">
          <table:table-cell office:value-type="string" calcext:value-type="string">
            <text:p><text:span text:style-name="T2">PYPHEN</text:span></text:p>
          </table:table-cell>
          <table:table-cell table:style-name="Sheet0_cell4" office:value-type="string" calcext:value-type="string">
            <text:p><text:a xlink:href="https://pyphen.org/" xlink:type="simple">https://pyphen.org/</text:a></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row>
        <table:table-row table:style-name="ro1">
          <table:table-cell office:value-type="string" calcext:value-type="string">
            <text:p><text:a xlink:href="https://cc.vvvvvvaria.org/" xlink:type="simple">https://cc.vvvvvvaria.org/</text:a></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cell table:style-name="Sheet0_cell4" office:value-type="string" calcext:value-type="string">
            <text:p><text:span text:style-name="T2">X</text:span></text:p>
          </table:table-cell>
        </table:table-row>
        <table:table-row table:style-name="ro1">
          <table:table-cell office:value-type="string" calcext:value-type="string">
            <text:p><text:span text:style-name="T1">Affinity</text:span></text:p>
          </table:table-cell>
          <table:table-cell table:style-name="Sheet0_cell4"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HelveticaNeue" svg:font-family="HelveticaNeue"/>
    <style:font-face style:name="Liberation Sans" svg:font-family="'Liberation Sans'" style:font-family-generic="swiss" style:font-pitch="variable"/>
    <style:font-face style:name="PingFang SC" svg:font-family="'PingFang SC'" style:font-family-generic="system" style:font-pitch="variable"/>
    <style:font-face style:name="Times-Roman" svg:font-family="Times-Roman"/>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draw:stroke="none" svg:stroke-color="#3465a4" draw:fill-color="#ffffff" fo:wrap-option="wrap" draw:shadow="hidden"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54cm" fo:margin-bottom="2.54cm" fo:margin-left="2.54cm" fo:margin-right="2.54cm" style:writing-mode="lr-tb"/>
      <style:header-style/>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Standard" style:page-layout-name="Mpm3">
      <style:header/>
      <style:header-left style:display="false"/>
      <style:header-first style:display="false"/>
      <style:footer/>
      <style:footer-left style:display="false"/>
      <style:footer-first style:display="false"/>
    </style:master-page>
    <style:master-page style:name="EndNote" style:page-layout-name="Mpm3">
      <style:header/>
      <style:header-left style:display="false"/>
      <style:header-first style:display="false"/>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MacOSX_X86_64 LibreOffice_project/54047653041915e595ad4e45cccea684809c77b5</meta:generator>
    <meta:document-statistic meta:table-count="1" meta:cell-count="869" meta:object-count="0"/>
  </office:meta>
</office:document-meta>
</file>